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imes New Roman2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Tahoma2" svg:font-family="Tahoma"/>
    <style:font-face style:name="Times New Roman5" svg:font-family="'Times New Roman'" style:font-family-generic="roman"/>
    <style:font-face style:name="Bitstream vera sans" svg:font-family="'Bitstream vera sans'" style:font-family-generic="swiss"/>
    <style:font-face style:name="Bitstream Vera Sans Mono1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2" svg:font-family="'Lucida Sans'" style:font-pitch="variable"/>
    <style:font-face style:name="Lucida Sans Unicode1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Bitstream Vera Sans Mono" svg:font-family="'Bitstream Vera Sans Mono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ucida Sans1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2" style:family="table">
      <style:table-properties style:width="9.151cm" table:align="margins"/>
    </style:style>
    <style:style style:name="Tableau22.A" style:family="table-column">
      <style:table-column-properties style:column-width="5.466cm" style:rel-column-width="39142*"/>
    </style:style>
    <style:style style:name="Tableau22.B" style:family="table-column">
      <style:table-column-properties style:column-width="1.228cm" style:rel-column-width="8797*"/>
    </style:style>
    <style:style style:name="Tableau22.D" style:family="table-column">
      <style:table-column-properties style:column-width="1.229cm" style:rel-column-width="8799*"/>
    </style:style>
    <style:style style:name="Tableau22.A1" style:family="table-cell">
      <style:table-cell-properties fo:background-color="#7ed2ed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2.C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2.D1" style:family="table-cell" style:data-style-name="N0">
      <style:table-cell-properties fo:padding="0.097cm" fo:border="0.5pt solid #000000"/>
    </style:style>
    <style:style style:name="Tableau22.A2" style:family="table-cell">
      <style:table-cell-properties fo:background-color="#7ed2ed" fo:padding="0.097cm" fo:border-left="0.5pt solid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fo:padding="0.097cm" fo:border-left="0.5pt solid #000000" fo:border-right="none" fo:border-top="none" fo:border-bottom="0.5pt solid #000000"/>
    </style:style>
    <style:style style:name="Tableau22.C2" style:family="table-cell">
      <style:table-cell-properties fo:padding="0.097cm" fo:border-left="0.5pt solid #000000" fo:border-right="none" fo:border-top="none" fo:border-bottom="0.5pt solid #000000"/>
    </style:style>
    <style:style style:name="Tableau2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5" style:family="table">
      <style:table-properties style:width="9.151cm" table:align="margins"/>
    </style:style>
    <style:style style:name="Tableau15.A" style:family="table-column">
      <style:table-column-properties style:column-width="6.496cm" style:rel-column-width="46523*"/>
    </style:style>
    <style:style style:name="Tableau15.B" style:family="table-column">
      <style:table-column-properties style:column-width="0.885cm" style:rel-column-width="6337*"/>
    </style:style>
    <style:style style:name="Tableau15.D" style:family="table-column">
      <style:table-column-properties style:column-width="0.885cm" style:rel-column-width="6338*"/>
    </style:style>
    <style:style style:name="Tableau15.A1" style:family="table-cell">
      <style:table-cell-properties fo:background-color="#c3efa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5.B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5.D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5.A2" style:family="table-cell">
      <style:table-cell-properties fo:background-color="#c3efa7" fo:padding="0.097cm" fo:border-left="0.5pt solid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5.C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5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9.151cm" table:align="margins"/>
    </style:style>
    <style:style style:name="Table2.A" style:family="table-column">
      <style:table-column-properties style:column-width="5.715cm" style:rel-column-width="40925*"/>
    </style:style>
    <style:style style:name="Table2.B" style:family="table-column">
      <style:table-column-properties style:column-width="1.145cm" style:rel-column-width="8203*"/>
    </style:style>
    <style:style style:name="Table2.D" style:family="table-column">
      <style:table-column-properties style:column-width="1.145cm" style:rel-column-width="8204*"/>
    </style:style>
    <style:style style:name="Table2.A1" style:family="table-cell">
      <style:table-cell-properties fo:background-color="#b5e08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>
        <style:background-image/>
      </style:table-cell-properties>
    </style:style>
    <style:style style:name="Table2.A2" style:family="table-cell">
      <style:table-cell-properties fo:background-color="#b5e087" fo:padding="0.097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1" style:family="table">
      <style:table-properties style:width="9.151cm" table:align="margins"/>
    </style:style>
    <style:style style:name="Tableau11.A" style:family="table-column">
      <style:table-column-properties style:column-width="2.305cm" style:rel-column-width="16506*"/>
    </style:style>
    <style:style style:name="Tableau11.B" style:family="table-column">
      <style:table-column-properties style:column-width="6.846cm" style:rel-column-width="49029*"/>
    </style:style>
    <style:style style:name="Tableau11.1" style:family="table-row">
      <style:table-row-properties style:row-height="1.401cm"/>
    </style:style>
    <style:style style:name="Tableau11.A1" style:family="table-cell">
      <style:table-cell-properties style:vertical-align="middle" fo:padding="0cm" fo:border="none"/>
    </style:style>
    <style:style style:name="Tableau11.B1.1" style:family="table-column">
      <style:table-column-properties style:column-width="1.713cm" style:rel-column-width="12260*"/>
    </style:style>
    <style:style style:name="Tableau11.B1.4" style:family="table-column">
      <style:table-column-properties style:column-width="1.711cm" style:rel-column-width="12249*"/>
    </style:style>
    <style:style style:name="Tableau11.B1.1" style:family="table-row">
      <style:table-row-properties style:row-height="0.7cm"/>
    </style:style>
    <style:style style:name="Tableau11.B1.1.1" style:family="table-cell" style:data-style-name="N0">
      <style:table-cell-properties style:vertical-align="middle" fo:background-color="#d0d3ea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1.B1.3.1" style:family="table-cell">
      <style:table-cell-properties style:vertical-align="middle" fo:background-color="#d0d3ea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1.B1.4.1" style:family="table-cell" style:data-style-name="N0">
      <style:table-cell-properties style:vertical-align="middle" fo:background-color="#d0d3ea" fo:padding="0.101cm" fo:border="0.5pt solid #000000">
        <style:background-image/>
      </style:table-cell-properties>
    </style:style>
    <style:style style:name="Tableau11.B1.1.2" style:family="table-cell" style:data-style-name="N0">
      <style:table-cell-properties style:vertical-align="middle" fo:background-color="#ffff8b" fo:padding="0.101cm" fo:border-left="0.5pt solid #000000" fo:border-right="none" fo:border-top="none" fo:border-bottom="0.5pt solid #000000">
        <style:background-image/>
      </style:table-cell-properties>
    </style:style>
    <style:style style:name="Tableau11.B1.2.2" style:family="table-cell">
      <style:table-cell-properties style:vertical-align="middle" fo:background-color="#ffff8b" fo:padding="0.101cm" fo:border-left="0.5pt solid #000000" fo:border-right="none" fo:border-top="none" fo:border-bottom="0.5pt solid #000000">
        <style:background-image/>
      </style:table-cell-properties>
    </style:style>
    <style:style style:name="Tableau11.B1.4.2" style:family="table-cell">
      <style:table-cell-properties style:vertical-align="middle" fo:background-color="#ffff8b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5.466cm" style:rel-column-width="39142*"/>
    </style:style>
    <style:style style:name="Table1.B" style:family="table-column">
      <style:table-column-properties style:column-width="1.228cm" style:rel-column-width="8797*"/>
    </style:style>
    <style:style style:name="Table1.D" style:family="table-column">
      <style:table-column-properties style:column-width="1.229cm" style:rel-column-width="8799*"/>
    </style:style>
    <style:style style:name="Table1.A1" style:family="table-cell">
      <style:table-cell-properties fo:background-color="#7ed2ed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background-color="#7ed2ed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7.733cm" table:align="left"/>
    </style:style>
    <style:style style:name="Tabla3.A" style:family="table-column">
      <style:table-column-properties style:column-width="3.175cm"/>
    </style:style>
    <style:style style:name="Tabla3.B" style:family="table-column">
      <style:table-column-properties style:column-width="1.139cm"/>
    </style:style>
    <style:style style:name="Tabla3.1" style:family="table-row">
      <style:table-row-properties style:row-height="1cm"/>
    </style:style>
    <style:style style:name="Tabla3.A1" style:family="table-cell">
      <style:table-cell-properties fo:background-color="#ffe399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padding="0.101cm" fo:border-left="0.5pt solid #000000" fo:border-right="none" fo:border-top="0.5pt solid #000000" fo:border-bottom="0.5pt solid #000000"/>
    </style:style>
    <style:style style:name="Tabla3.C1" style:family="table-cell">
      <style:table-cell-properties fo:padding="0.101cm" fo:border-left="0.5pt solid #000000" fo:border-right="none" fo:border-top="0.5pt solid #000000" fo:border-bottom="0.5pt solid #000000"/>
    </style:style>
    <style:style style:name="Tabla3.D1" style:family="table-cell">
      <style:table-cell-properties fo:padding="0.101cm" fo:border="0.5pt solid #000000"/>
    </style:style>
    <style:style style:name="Tabla3.E1" style:family="table-cell">
      <style:table-cell-properties style:vertical-align="bottom" fo:padding="0.101cm" fo:border="none"/>
    </style:style>
    <style:style style:name="Tabla3.2" style:family="table-row">
      <style:table-row-properties style:row-height="0.9cm"/>
    </style:style>
    <style:style style:name="Tabla3.A2" style:family="table-cell">
      <style:table-cell-properties fo:background-color="#ffe399" fo:padding="0.101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padding="0.101cm" fo:border-left="0.5pt solid #000000" fo:border-right="none" fo:border-top="none" fo:border-bottom="0.5pt solid #000000"/>
    </style:style>
    <style:style style:name="Tabla3.C2" style:family="table-cell">
      <style:table-cell-properties fo:padding="0.101cm" fo:border-left="0.5pt solid #000000" fo:border-right="none" fo:border-top="none" fo:border-bottom="0.5pt solid #000000"/>
    </style:style>
    <style:style style:name="Tabla3.D2" style:family="table-cell">
      <style:table-cell-properties fo:padding="0.101cm" fo:border-left="0.5pt solid #000000" fo:border-right="0.5pt solid #000000" fo:border-top="none" fo:border-bottom="0.5pt solid #000000"/>
    </style:style>
    <style:style style:name="Tableau2" style:family="table">
      <style:table-properties style:width="7.742cm" table:align="left"/>
    </style:style>
    <style:style style:name="Tableau2.A" style:family="table-column">
      <style:table-column-properties style:column-width="5.484cm"/>
    </style:style>
    <style:style style:name="Tableau2.B" style:family="table-column">
      <style:table-column-properties style:column-width="1.129cm"/>
    </style:style>
    <style:style style:name="Tableau2.A1" style:family="table-cell">
      <style:table-cell-properties style:vertical-align="middle" fo:background-color="#c3efa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background-color="#c3efa7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10f7046"/>
    </style:style>
    <style:style style:name="P7" style:family="paragraph" style:parent-style-name="_5f_En-tête">
      <style:paragraph-properties fo:text-align="center" style:justify-single-word="false"/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5" style:family="paragraph" style:parent-style-name="Footer">
      <style:text-properties officeooo:rsid="00178920" officeooo:paragraph-rsid="00178920"/>
    </style:style>
    <style:style style:name="P16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Standard">
      <style:paragraph-properties fo:text-align="justify" style:justify-single-word="false" style:text-autospace="none"/>
      <style:text-properties style:font-name="Bitstream vera sans" fo:font-size="9pt" officeooo:paragraph-rsid="0131dd87" style:font-name-asian="Times New Roman5" style:font-size-asian="9pt" style:font-name-complex="Times New Roman5" style:font-size-complex="9pt"/>
    </style:style>
    <style:style style:name="P1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ILET_5f_POINTILLES">
      <style:text-properties style:font-name="Bitstream Vera Sans" fo:font-size="10pt" officeooo:paragraph-rsid="010f7046" style:font-size-asian="10pt" style:font-name-complex="Arial2" style:font-size-complex="10pt"/>
    </style:style>
    <style:style style:name="P23" style:family="paragraph" style:parent-style-name="FILET_5f_POINTILLES">
      <style:text-properties officeooo:paragraph-rsid="010f7046"/>
    </style:style>
    <style:style style:name="P24" style:family="paragraph" style:parent-style-name="FILET_5f_POINTILLES">
      <style:text-properties officeooo:paragraph-rsid="011289e1"/>
    </style:style>
    <style:style style:name="P25" style:family="paragraph" style:parent-style-name="FILET_5f_POINTILLES">
      <style:text-properties fo:font-size="10pt" style:font-size-asian="10pt" style:font-size-complex="10pt"/>
    </style:style>
    <style:style style:name="P26" style:family="paragraph" style:parent-style-name="FILET_5f_POINTILLES">
      <style:text-properties officeooo:paragraph-rsid="011f3365"/>
    </style:style>
    <style:style style:name="P27" style:family="paragraph" style:parent-style-name="FILET_5f_POINTILLES">
      <style:text-properties officeooo:paragraph-rsid="0120e10e"/>
    </style:style>
    <style:style style:name="P28" style:family="paragraph" style:parent-style-name="FILET_5f_POINTILLES">
      <style:text-properties officeooo:paragraph-rsid="0126fc2d"/>
    </style:style>
    <style:style style:name="P29" style:family="paragraph" style:parent-style-name="FILET_5f_POINTILLES">
      <style:text-properties officeooo:paragraph-rsid="0131dd87"/>
    </style:style>
    <style:style style:name="P30" style:family="paragraph" style:parent-style-name="Table_20_Contents">
      <style:paragraph-properties fo:text-align="center" style:justify-single-word="false"/>
      <style:text-properties style:font-name="Bitstream Vera Sans" fo:font-size="10pt" officeooo:paragraph-rsid="011289e1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Bitstream Vera Sans5" fo:font-size="9pt" officeooo:paragraph-rsid="011c3ca3" style:font-size-asian="9pt" style:font-size-complex="9pt"/>
    </style:style>
    <style:style style:name="P32" style:family="paragraph" style:parent-style-name="Table_20_Contents">
      <style:paragraph-properties fo:text-align="justify" style:justify-single-word="false"/>
      <style:text-properties style:font-name="Bitstream Vera Sans5" fo:font-size="9pt" officeooo:paragraph-rsid="011c3ca3"/>
    </style:style>
    <style:style style:name="P33" style:family="paragraph" style:parent-style-name="_5f_Paragraphe_20_livret_20_">
      <style:paragraph-properties fo:text-align="center" style:justify-single-word="false"/>
    </style:style>
    <style:style style:name="P34" style:family="paragraph" style:parent-style-name="_5f_Paragraphe_20_livret_20_">
      <style:text-properties fo:font-size="10pt" officeooo:paragraph-rsid="0131dd87" style:font-size-asian="10pt" style:font-size-complex="10pt"/>
    </style:style>
    <style:style style:name="P35" style:family="paragraph" style:parent-style-name="_5f_Paragraphe_20_livret_20_">
      <style:text-properties officeooo:paragraph-rsid="01314880"/>
    </style:style>
    <style:style style:name="P36" style:family="paragraph" style:parent-style-name="Standard">
      <style:paragraph-properties fo:margin-top="0.101cm" fo:margin-bottom="0.101cm" style:contextual-spacing="false"/>
      <style:text-properties style:font-name="Bitstream Vera Sans" fo:font-size="10pt" officeooo:paragraph-rsid="0131dd87" style:font-size-asian="10pt" style:font-size-complex="10pt"/>
    </style:style>
    <style:style style:name="P37" style:family="paragraph" style:parent-style-name="FILET_5f_POINTILLES" style:list-style-name="_5f_Numérotation_20_de_20_s_27_entraîner">
      <style:paragraph-properties fo:text-align="center" style:justify-single-word="false"/>
      <style:text-properties style:font-name="Bitstream Vera Sans5" fo:font-size="9pt" officeooo:paragraph-rsid="011289e1"/>
    </style:style>
    <style:style style:name="P38" style:family="paragraph" style:parent-style-name="FILET_5f_POINTILLES" style:list-style-name="_5f_Numérotation_20_de_20_s_27_entraîner">
      <style:paragraph-properties fo:text-align="center" style:justify-single-word="false"/>
      <style:text-properties style:font-name="Bitstream Vera Sans5" fo:font-size="9pt" officeooo:paragraph-rsid="01139637"/>
    </style:style>
    <style:style style:name="P39" style:family="paragraph" style:parent-style-name="FILET_5f_POINTILLES" style:list-style-name="_5f_Numérotation_20_de_20_s_27_entraîner">
      <style:paragraph-properties fo:text-align="center" style:justify-single-word="false"/>
      <style:text-properties style:font-name="Bitstream Vera Sans5" fo:font-size="9pt" officeooo:paragraph-rsid="011f3365"/>
    </style:style>
    <style:style style:name="P40" style:family="paragraph" style:parent-style-name="FILET_5f_POINTILLES" style:list-style-name="_5f_Numérotation_20_d_27_approfondir">
      <style:paragraph-properties fo:text-align="center" style:justify-single-word="false"/>
      <style:text-properties style:font-name="Bitstream Vera Sans5" fo:font-size="9pt" officeooo:paragraph-rsid="0120e10e"/>
    </style:style>
    <style:style style:name="P41" style:family="paragraph" style:parent-style-name="Standard" style:list-style-name="_5f_Numérotation_20_des_20_exercices_20_livrets">
      <style:text-properties fo:font-size="10pt" officeooo:paragraph-rsid="011289e1" style:font-size-asian="10pt" style:font-size-complex="10pt"/>
    </style:style>
    <style:style style:name="P42" style:family="paragraph" style:parent-style-name="Standard" style:list-style-name="_5f_Numérotation_20_d_27_approfondir">
      <style:paragraph-properties fo:margin-left="0cm" fo:margin-right="0cm" fo:text-indent="0cm" style:auto-text-indent="false"/>
      <style:text-properties officeooo:paragraph-rsid="011e374d"/>
    </style:style>
    <style:style style:name="P43" style:family="paragraph" style:parent-style-name="Table_20_Contents" style:list-style-name="_5f_Numérotation_20_de_20_s_27_entraîner">
      <style:paragraph-properties fo:text-align="center" style:justify-single-word="false"/>
      <style:text-properties style:font-name="Bitstream Vera Sans" fo:font-size="10pt" officeooo:paragraph-rsid="011289e1" style:font-size-asian="10pt" style:font-size-complex="10pt"/>
    </style:style>
    <style:style style:name="P44" style:family="paragraph" style:parent-style-name="Table_20_Contents" style:list-style-name="_5f_Numérotation_20_d_27_approfondir">
      <style:paragraph-properties fo:text-align="center" style:justify-single-word="false"/>
      <style:text-properties style:font-name="Bitstream Vera Sans5" fo:font-size="9pt" fo:letter-spacing="-0.007cm" officeooo:paragraph-rsid="011e374d"/>
    </style:style>
    <style:style style:name="P45" style:family="paragraph" style:parent-style-name="Table_20_Contents" style:list-style-name="_5f_Numérotation_20_d_27_approfondir">
      <style:paragraph-properties fo:text-align="center" style:justify-single-word="false"/>
      <style:text-properties style:font-name="Bitstream Vera Sans5" fo:font-size="9pt" officeooo:paragraph-rsid="011e374d"/>
    </style:style>
    <style:style style:name="P46" style:family="paragraph" style:parent-style-name="_5f_Paragraphe_20_énoncé_20_après_20_numéro" style:list-style-name="_5f_Numérotation_20_des_20_exercices_20_livrets"/>
    <style:style style:name="P47" style:family="paragraph" style:parent-style-name="_5f_Titre_20_d_27_exercices_20_livret" style:list-style-name="_5f_Numérotation_20_des_20_exercices_20_livrets"/>
    <style:style style:name="P48" style:family="paragraph" style:parent-style-name="_5f_Titre_20_d_27_exercices_20_livret">
      <style:text-properties fo:font-size="10pt" style:font-size-asian="10pt" style:font-size-complex="10pt"/>
    </style:style>
    <style:style style:name="P49" style:family="paragraph" style:parent-style-name="_5f_Titre_20_d_27_exercices_20_livret">
      <style:text-properties officeooo:paragraph-rsid="011289e1"/>
    </style:style>
    <style:style style:name="P50" style:family="paragraph" style:parent-style-name="_5f_Titre_20_d_27_exercices_20_livret">
      <style:paragraph-properties fo:margin-top="0.3cm" fo:margin-bottom="0.199cm" style:contextual-spacing="false"/>
    </style:style>
    <style:style style:name="P51" style:family="paragraph" style:parent-style-name="_5f_Titre_20_d_27_exercices_20_livret" style:list-style-name="_5f_Numérotation_20_des_20_exercices_20_livrets">
      <style:paragraph-properties fo:margin-top="0.3cm" fo:margin-bottom="0.199cm" style:contextual-spacing="false"/>
      <style:text-properties officeooo:paragraph-rsid="0131dd87"/>
    </style:style>
    <style:style style:name="P52" style:family="paragraph" style:parent-style-name="_5f_Titre_20_d_27_exercices_20_livret_20_sans_20_titre" style:list-style-name="_5f_Numérotation_20_des_20_exercices_20_livrets"/>
    <style:style style:name="P53" style:family="paragraph" style:parent-style-name="_5f_Titre_20_d_27_exercices_20_livret_20_sans_20_titre" style:list-style-name="_5f_Numérotation_20_des_20_exercices_20_livrets">
      <style:text-properties officeooo:paragraph-rsid="01314880"/>
    </style:style>
    <style:style style:name="P54" style:family="paragraph" style:parent-style-name="_5f_Titre_20_d_27_exercices_20_livret_20_sans_20_titre" style:list-style-name="_5f_Numérotation_20_des_20_exercices_20_livrets" style:master-page-name="SERIE_5f_G_5f_GAUCHE_5f_ET_5f_DROITE_5f_2COL">
      <style:paragraph-properties style:page-number="4"/>
      <style:text-properties style:font-name="Bitstream Vera Sans" fo:font-size="10pt" style:font-size-asian="10pt" style:font-size-complex="10pt"/>
    </style:style>
    <style:style style:name="P5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59" style:family="paragraph">
      <style:paragraph-properties fo:margin-left="0cm" fo:margin-right="0cm" fo:margin-top="0cm" fo:margin-bottom="0cm" fo:line-height="100%" fo:text-align="justify" fo:text-indent="0cm" style:text-autospace="none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3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4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68" style:family="paragraph">
      <style:paragraph-properties fo:margin-left="0cm" fo:margin-right="0cm" fo:margin-top="0cm" fo:margin-bottom="0cm" fo:line-height="100%" fo:text-indent="0cm"/>
    </style:style>
    <style:style style:name="P6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 Mono1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5" style:family="paragraph">
      <style:paragraph-properties fo:margin-left="0cm" fo:margin-right="0cm" fo:margin-top="0cm" fo:margin-bottom="0cm" fo:line-height="100%" fo:text-align="center" fo:text-indent="0cm"/>
    </style:style>
    <style:style style:name="P7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77" style:family="paragraph">
      <style:paragraph-properties fo:text-align="center"/>
    </style:style>
    <style:style style:name="P7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79" style:family="paragraph">
      <loext:graphic-properties draw:fill="solid" draw:fill-color="#9d0f89"/>
    </style:style>
    <style:style style:name="P8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9d0f89" loext:opacity="100%" style:font-name="Bitstream Vera Sans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4" style:family="text">
      <style:text-properties fo:font-variant="small-caps" officeooo:rsid="00990660"/>
    </style:style>
    <style:style style:name="T5" style:family="text">
      <style:text-properties fo:font-variant="small-caps" officeooo:rsid="0054f64f"/>
    </style:style>
    <style:style style:name="T6" style:family="text">
      <style:text-properties fo:font-variant="small-caps" officeooo:rsid="00b5d2d1"/>
    </style:style>
    <style:style style:name="T7" style:family="text">
      <style:text-properties fo:font-variant="small-caps" officeooo:rsid="00b6801f"/>
    </style:style>
    <style:style style:name="T8" style:family="text">
      <style:text-properties officeooo:rsid="010c4d3a"/>
    </style:style>
    <style:style style:name="T9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0" style:family="text">
      <style:text-properties style:use-window-font-color="true" loext:opacity="0%" style:font-name="Bitstream Vera Sans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use-window-font-color="true" loext:opacity="0%" style:font-name="Bitstream Vera Sans" fo:font-size="10pt" fo:font-style="normal" officeooo:rsid="00054d4b" style:font-size-asian="10pt" style:font-style-asian="normal" style:font-size-complex="10pt" style:font-style-complex="normal"/>
    </style:style>
    <style:style style:name="T12" style:family="text">
      <style:text-properties style:use-window-font-color="true" loext:opacity="0%" style:font-name="Bitstream Vera Sans" fo:font-size="10pt" fo:font-style="normal" fo:font-weight="normal" officeooo:rsid="011289e1" fo:background-color="transparent" loext:char-shading-value="0" style:font-size-asian="10pt" style:font-style-asian="normal" style:font-size-complex="10pt" style:font-style-complex="normal"/>
    </style:style>
    <style:style style:name="T13" style:family="text">
      <style:text-properties style:use-window-font-color="true" loext:opacity="0%" style:font-name="Bitstream Vera Sans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14" style:family="text">
      <style:text-properties style:use-window-font-color="true" loext:opacity="0%" style:font-name="Bitstream Vera Sans" fo:font-size="10pt" fo:font-style="normal" officeooo:rsid="00045498" fo:background-color="transparent" loext:char-shading-value="0" style:font-size-asian="10pt" style:font-style-asian="normal" style:font-size-complex="10pt" style:font-style-complex="normal"/>
    </style:style>
    <style:style style:name="T15" style:family="text">
      <style:text-properties style:use-window-font-color="true" loext:opacity="0%" style:font-name="Bitstream Vera Sans" fo:font-size="10pt" fo:font-style="normal" officeooo:rsid="00054d4b" fo:background-color="transparent" loext:char-shading-value="0" style:font-size-asian="10pt" style:font-style-asian="normal" style:font-size-complex="10pt" style:font-style-complex="normal"/>
    </style:style>
    <style:style style:name="T16" style:family="text">
      <style:text-properties style:use-window-font-color="true" loext:opacity="0%" style:font-name="Bitstream Vera Sans" fo:font-size="10pt" fo:font-weight="normal" style:font-size-asian="10pt" style:font-weight-asian="normal" style:font-name-complex="Arial2" style:font-size-complex="10pt" style:font-weight-complex="normal"/>
    </style:style>
    <style:style style:name="T17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T18" style:family="text">
      <style:text-properties fo:font-variant="normal" fo:text-transform="none" style:use-window-font-color="true" loext:opacity="0%" style:font-name="Bitstream Vera Sans" fo:font-size="10pt" fo:font-style="normal" fo:background-color="transparent" loext:char-shading-value="0" style:font-size-asian="10pt" style:font-style-asian="normal" style:font-size-complex="10pt" style:font-style-complex="normal"/>
    </style:style>
    <style:style style:name="T19" style:family="text">
      <style:text-properties fo:font-variant="normal" fo:text-transform="none" style:use-window-font-color="true" loext:opacity="0%" style:font-name="Bitstream Vera Sans" fo:font-size="10pt" fo:font-style="normal" officeooo:rsid="00041cb2" fo:background-color="transparent" loext:char-shading-value="0" style:font-size-asian="10pt" style:font-style-asian="normal" style:font-size-complex="10pt" style:font-style-complex="normal"/>
    </style:style>
    <style:style style:name="T20" style:family="text">
      <style:text-properties fo:font-variant="normal" fo:text-transform="none" style:use-window-font-color="true" loext:opacity="0%" style:font-name="Bitstream Vera Sans" fo:font-size="10pt" fo:font-style="normal" officeooo:rsid="00054d4b" fo:background-color="transparent" loext:char-shading-value="0" style:font-size-asian="10pt" style:font-style-asian="normal" style:font-size-complex="10pt" style:font-style-complex="normal"/>
    </style:style>
    <style:style style:name="T21" style:family="text">
      <style:text-properties fo:font-variant="normal" fo:text-transform="none" style:use-window-font-color="true" loext:opacity="0%" style:font-name="Bitstream Vera Sans" fo:font-size="10pt" fo:font-style="normal" officeooo:rsid="00068eaf" fo:background-color="transparent" loext:char-shading-value="0" style:font-size-asian="10pt" style:font-style-asian="normal" style:font-size-complex="10pt" style:font-style-complex="normal"/>
    </style:style>
    <style:style style:name="T22" style:family="text">
      <style:text-properties fo:font-variant="normal" fo:text-transform="none" fo:font-size="10pt" style:font-size-asian="10pt" style:font-style-asian="normal" style:font-size-complex="10pt" style:font-style-complex="normal"/>
    </style:style>
    <style:style style:name="T23" style:family="text">
      <style:text-properties officeooo:rsid="002925a2"/>
    </style:style>
    <style:style style:name="T24" style:family="text">
      <style:text-properties officeooo:rsid="002b33ed"/>
    </style:style>
    <style:style style:name="T25" style:family="text">
      <style:text-properties fo:color="#000000" loext:opacity="100%" style:font-name="Bitstream Vera Sans" fo:font-size="10pt" fo:font-style="normal" style:font-size-asian="10pt" style:font-style-asian="normal" style:font-size-complex="10pt" style:font-style-complex="normal"/>
    </style:style>
    <style:style style:name="T26" style:family="text">
      <style:text-properties fo:color="#000000" loext:opacity="100%" style:font-name="Bitstream Vera Sans" fo:font-size="10pt" fo:font-style="normal" fo:font-weight="normal" officeooo:rsid="0115313a" style:font-size-asian="10pt" style:font-name-complex="Arial2" style:font-size-complex="10pt"/>
    </style:style>
    <style:style style:name="T27" style:family="text">
      <style:text-properties fo:color="#000000" loext:opacity="100%" fo:font-style="normal" fo:font-weight="normal" officeooo:rsid="00effefd" fo:background-color="transparent" loext:char-shading-value="0" style:font-style-asian="normal" style:font-name-complex="Arial2" style:font-style-complex="normal"/>
    </style:style>
    <style:style style:name="T28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29" style:family="text">
      <style:text-properties fo:color="#000000" loext:opacity="100%" style:font-name="Bitstream Vera Sans6" fo:font-size="10pt" fo:font-style="normal" fo:font-weight="normal" officeooo:rsid="0126fc2d"/>
    </style:style>
    <style:style style:name="T30" style:family="text">
      <style:text-properties fo:color="#000000" loext:opacity="100%" style:font-name="Bitstream Vera Sans6" fo:font-size="10pt" fo:font-style="normal" fo:font-weight="normal" officeooo:rsid="012f0da3"/>
    </style:style>
    <style:style style:name="T31" style:family="text">
      <style:text-properties style:font-name-complex="Arial2"/>
    </style:style>
    <style:style style:name="T32" style:family="text">
      <style:text-properties style:font-name="Bitstream Vera Sans" fo:font-size="10pt" style:font-size-asian="10pt" style:font-name-complex="Arial2" style:font-size-complex="10pt"/>
    </style:style>
    <style:style style:name="T33" style:family="text">
      <style:text-properties style:font-name="Bitstream Vera Sans" fo:font-size="10pt" style:font-size-asian="10pt" style:font-style-asian="normal" style:font-size-complex="10pt" style:font-style-complex="normal"/>
    </style:style>
    <style:style style:name="T34" style:family="text">
      <style:text-properties style:font-name="Bitstream Vera Sans" fo:font-size="10pt" style:font-size-asian="10pt" style:font-size-complex="10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11289e1" style:font-size-asian="10pt" style:font-size-complex="10pt"/>
    </style:style>
    <style:style style:name="T37" style:family="text">
      <style:text-properties fo:font-size="10pt" officeooo:rsid="00133dd6" style:font-size-asian="10pt" style:font-size-complex="10pt"/>
    </style:style>
    <style:style style:name="T38" style:family="text">
      <style:text-properties fo:font-size="10pt" style:font-size-asian="10pt" style:font-style-asian="normal" style:font-size-complex="10pt" style:font-style-complex="normal"/>
    </style:style>
    <style:style style:name="T39" style:family="text">
      <style:text-properties fo:font-size="10pt" style:font-size-asian="10pt" style:font-name-complex="Arial2" style:font-size-complex="10pt"/>
    </style:style>
    <style:style style:name="T40" style:family="text">
      <style:text-properties fo:font-size="10pt" fo:letter-spacing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size="10pt" fo:font-weight="normal" officeooo:rsid="00133dd6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size="10pt" fo:font-weight="normal" style:font-size-asian="10pt" style:font-weight-asian="normal" style:font-size-complex="10pt" style:font-weight-complex="normal"/>
    </style:style>
    <style:style style:name="T44" style:family="text">
      <style:text-properties officeooo:rsid="00054d4b"/>
    </style:style>
    <style:style style:name="T45" style:family="text">
      <style:text-properties officeooo:rsid="0115313a"/>
    </style:style>
    <style:style style:name="T46" style:family="text">
      <style:text-properties officeooo:rsid="00133dd6"/>
    </style:style>
    <style:style style:name="T47" style:family="text">
      <style:text-properties style:font-name="Bitstream Vera Sans5"/>
    </style:style>
    <style:style style:name="T48" style:family="text">
      <style:text-properties style:font-name="Bitstream Vera Sans5" fo:font-size="10pt" officeooo:rsid="011f3365"/>
    </style:style>
    <style:style style:name="T49" style:family="text">
      <style:text-properties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Bitstream Vera Sans1" fo:font-size="10pt" officeooo:rsid="011f3365"/>
    </style:style>
    <style:style style:name="T51" style:family="text">
      <style:text-properties officeooo:rsid="0126fc2d"/>
    </style:style>
    <style:style style:name="T52" style:family="text">
      <style:text-properties fo:color="#000000" loext:opacity="100%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letter-kerning="true" style:font-name-asian="Lucida Sans Unicode" style:font-size-asian="9pt" style:language-asian="en" style:country-asian="US" style:font-style-asian="normal" style:font-weight-asian="normal" style:font-name-complex="Bitstream Vera Sans" style:font-size-complex="9pt" style:font-style-complex="normal" style:font-weight-complex="normal" style:text-emphasize="none" style:font-relief="none"/>
    </style:style>
    <style:style style:name="T53" style:family="text">
      <style:text-properties style:use-window-font-color="true" loext:opacity="0%" style:text-outline="false" style:text-line-through-style="none" style:text-line-through-type="none" style:font-name="Bitstream Vera Sans1" fo:font-size="9pt" fo:language="en" fo:country="US" fo:font-style="normal" fo:text-shadow="none" style:text-underline-style="none" fo:font-weight="normal" style:letter-kerning="true" style:font-name-asian="MS Gothic" style:font-size-asian="18pt" style:language-asian="en" style:country-asian="US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54" style:family="text">
      <style:text-properties style:use-window-font-color="true" loext:opacity="0%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letter-kerning="true" style:font-name-asian="MS Gothic" style:font-size-asian="18pt" style:language-asian="en" style:country-asian="US" style:font-style-asian="normal" style:font-weight-asian="normal" style:font-name-complex="Bitstream Vera Sans" style:font-size-complex="5.09999990463257pt" style:font-style-complex="normal" style:font-weight-complex="normal" style:text-emphasize="none" style:font-relief="none"/>
    </style:style>
    <style:style style:name="T55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56" style:family="text">
      <style:text-properties style:use-window-font-color="true" loext:opacity="0%" style:text-outline="false" style:text-line-through-style="none" style:text-line-through-type="none" style:font-name="Bitstream Vera Sans Mono1" fo:font-size="9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loext:opacity="0%" style:text-outline="false" style:text-line-through-style="none" style:text-line-through-type="none" style:font-name="OpenSymbol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59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60" style:family="text">
      <style:text-properties fo:color="#b3b3b3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61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run-through="background" style:wrap="run-through" style:number-wrapped-paragraphs="no-limit" style:vertical-pos="from-top" style:vertical-rel="page" style:horizontal-pos="from-left" style:horizontal-rel="page" draw:ole-draw-aspect="1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fo:margin-left="0cm" fo:margin-right="0.4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2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2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2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_20_2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_20_26" svg:stroke-width="0.019cm" svg:stroke-color="#000000" draw:marker-start="" draw:marker-start-width="0.33cm" draw:marker-start-center="false" draw:marker-end="" draw:marker-end-width="0.3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draw:stroke-dash="Dash_20_2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2cm" fo:min-width="0.56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draw:stroke-dash="Dash_20_2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2cm" fo:min-width="0.56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dash" draw:stroke-dash="Dash_20_29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2cm" fo:min-width="0.25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2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_20_30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3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_20_21" svg:stroke-width="0.019cm" svg:stroke-color="#000000" draw:marker-start="" draw:marker-start-width="0.302cm" draw:marker-start-center="false" draw:marker-end="" draw:marker-end-width="0.302cm" draw:marker-end-center="false" draw:fill="none" draw:fill-color="#ffffff" draw:fill-image-width="0cm" draw:fill-image-height="0cm" draw:textarea-vertical-align="middle" draw:auto-grow-width="true" fo:min-height="0.441cm" fo:min-width="0.43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draw:stroke-dash="Dash_20_22" svg:stroke-width="0.019cm" svg:stroke-color="#000000" draw:marker-start="" draw:marker-start-width="0.302cm" draw:marker-start-center="false" draw:marker-end="" draw:marker-end-width="0.302cm" draw:marker-end-center="false" draw:fill="none" draw:fill-color="#ffffff" draw:fill-image-width="0cm" draw:fill-image-height="0cm" draw:textarea-vertical-align="middle" draw:auto-grow-width="true" fo:min-height="0.455cm" fo:min-width="0.19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de9ad5" draw:textarea-horizontal-align="justify" draw:textarea-vertical-align="middle" draw:auto-grow-height="false" fo:min-height="2.099cm" fo:min-width="3.45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19cm" svg:stroke-color="#000000" draw:marker-start="Arrow_20_concave" draw:marker-start-width="0.199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draw:fill="solid" draw:fill-color="#9d0f89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Objet1" text:anchor-type="page" text:anchor-page-number="2" svg:x="0.422cm" svg:y="17.981cm" svg:width="8.722cm" svg:height="6.209cm" draw:z-index="14">
        <draw:object xlink:href="./Object 1" xlink:type="simple" xlink:show="embed" xlink:actuate="onLoad"/>
        <draw:image xlink:href="./ObjectReplacements/Object 1" xlink:type="simple" xlink:show="embed" xlink:actuate="onLoad"/>
        <svg:desc>chart</svg:desc>
      </draw:frame>
      <draw:line text:anchor-type="page" text:anchor-page-number="1" draw:z-index="8" draw:name="Shape3_0" draw:style-name="gr29" draw:text-style-name="P77" svg:x1="15.69cm" svg:y1="1.411cm" svg:x2="21.998cm" svg:y2="1.411cm">
        <text:p/>
      </draw:line>
      <draw:frame text:anchor-type="page" text:anchor-page-number="2" draw:z-index="7" draw:name="Shape8_1" draw:style-name="gr30" draw:text-style-name="P78" svg:width="2.703cm" svg:height="0.715cm" draw:transform="rotate (0.0872664625997165) translate (1.32644444444444cm 1.21884722222222cm)">
        <draw:text-box>
          <text:p text:style-name="P77"><text:span text:style-name="T61">Série 1</text:span></text:p>
        </draw:text-box>
      </draw:frame>
      <draw:frame text:anchor-type="page" text:anchor-page-number="1" draw:z-index="6" draw:name="Shape8_0" draw:style-name="gr30" draw:text-style-name="P78" svg:width="2.703cm" svg:height="0.715cm" draw:transform="rotate (0.0872664625997165) translate (1.32644444444444cm 1.21884722222222cm)">
        <draw:text-box>
          <text:p text:style-name="P77"><text:span text:style-name="T61">Série 1</text:span></text:p>
        </draw:text-box>
      </draw:frame>
      <draw:path text:anchor-type="page" text:anchor-page-number="2" draw:z-index="5" draw:name="Shape7_2" draw:style-name="gr31" draw:text-style-name="P79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4" draw:name="Shape9_1" draw:style-name="gr29" draw:text-style-name="P77" svg:x1="15.538cm" svg:y1="1.404cm" svg:x2="21.996cm" svg:y2="1.36cm">
        <text:p/>
      </draw:line>
      <draw:path text:anchor-type="page" text:anchor-page-number="1" draw:z-index="3" draw:name="Shape1" draw:style-name="gr32" draw:text-style-name="P79" svg:width="4.329cm" svg:height="2.24cm" svg:x="0cm" svg:y="0cm" svg:viewBox="0 0 4330 2241" svg:d="M0 2241l3984-288c209-15 363-168 345-342l-170-1611h-4159z">
        <text:p/>
      </draw:path>
      <text:list xml:id="list3245887150" text:style-name="_5f_Numérotation_20_des_20_exercices_20_livrets">
        <text:list-item>
          <text:h text:style-name="P54" text:outline-level="1"><text:span text:style-name="T31">Pour faire un gâteau au chocolat, 4 œufs sont nécessaires. </text:span><text:span text:style-name="T27">Combien faut-il d’œufs pour faire deux gâteaux ?</text:span></text:h>
        </text:list-item>
      </text:list>
      <text:p text:style-name="FILET_5f_POINTILLES"><text:span text:style-name="_5f_pointillés_20_gris"><text:span text:style-name="T35">…………………………………………………………………</text:span></text:span></text:p>
      <text:list xml:id="list211102362484990" text:continue-numbering="true" text:style-name="_5f_Numérotation_20_des_20_exercices_20_livrets">
        <text:list-item>
          <text:h text:style-name="P52" text:outline-level="1">Le prix d’un kilogramme de pommes est de 2,5 <text:span text:style-name="T29">€</text:span>. Quel est le prix de deux kilogrammes de pommes ?</text:h>
        </text:list-item>
      </text:list>
      <text:p text:style-name="P22">…………………………………………………………………</text:p>
      <text:list xml:id="list211102995425782" text:continue-numbering="true" text:style-name="_5f_Numérotation_20_des_20_exercices_20_livrets">
        <text:list-item>
          <text:h text:style-name="P52" text:outline-level="1">Julie habite à 3 kilomètres du collège. Elle fait le trajet à vélo en 10 minutes. <text:span text:style-name="T51">Quel temps met-elle pour faire 4,5 kilomètres ?</text:span></text:h>
        </text:list-item>
      </text:list>
      <text:p text:style-name="P22">…………………………………………………………………</text:p>
      <text:list xml:id="list211102476974558" text:continue-numbering="true" text:style-name="_5f_Numérotation_20_des_20_exercices_20_livrets">
        <text:list-item>
          <text:h text:style-name="P52" text:outline-level="1">10 objets identiques coûtent 22 <text:span text:style-name="T30">€</text:span>, combien coûtent 15 objets ?</text:h>
        </text:list-item>
      </text:list>
      <text:p text:style-name="P22">…………………………………………………………………</text:p>
      <text:list xml:id="list211103240298659" text:continue-numbering="true" text:style-name="_5f_Numérotation_20_des_20_exercices_20_livrets">
        <text:list-item>
          <text:h text:style-name="P52" text:outline-level="1">Mathieu a manqué <text:span text:style-name="T29">deux</text:span> buts en 45 minutes lors du match de football. Combien de buts va-t-il marquer en 90 minutes ?</text:h>
        </text:list-item>
      </text:list>
      <text:p text:style-name="P25">…………………………………………………………………</text:p>
      <text:list xml:id="list211103429720208" text:continue-numbering="true" text:style-name="_5f_Numérotation_20_des_20_exercices_20_livrets">
        <text:list-item>
          <text:h text:style-name="P52" text:outline-level="1"><text:span text:style-name="corps"><text:span text:style-name="T35">Pour 4,25 €, j'ai acheté cinq baguettes de pain. Pour 5,95 €, j'aurais eu sept baguettes. Le prix payé est proportionnel au nombre de baguettes.</text:span></text:span></text:h>
        </text:list-item>
      </text:list>
      <text:p text:style-name="_5f_Paragraphe_20_livret_20_"><text:span text:style-name="corps"><text:span text:style-name="T35">Sans calculer le prix d'une baguette, calcule :</text:span></text:span></text:p>
      <text:list xml:id="list211103345731414" text:continue-numbering="true" text:style-name="_5f_Numérotation_20_des_20_exercices_20_livrets">
        <text:list-item>
          <text:list>
            <text:list-item>
              <text:p text:style-name="P46"><text:span text:style-name="corps"><text:span text:style-name="T35">le prix de douze baguettes ;</text:span></text:span></text:p>
            </text:list-item>
          </text:list>
        </text:list-item>
      </text:list>
      <text:p text:style-name="FILET_5f_POINTILLES"><text:span text:style-name="corps"><text:span text:style-name="T35">………………………………………………………….</text:span></text:span></text:p>
      <text:list xml:id="list211102401859977" text:continue-numbering="true" text:style-name="_5f_Numérotation_20_des_20_exercices_20_livrets">
        <text:list-item>
          <text:list>
            <text:list-item>
              <text:p text:style-name="P46"><text:span text:style-name="corps"><text:span text:style-name="T35">le prix de deux baguettes ;</text:span></text:span></text:p>
            </text:list-item>
          </text:list>
        </text:list-item>
      </text:list>
      <text:p text:style-name="P23"><text:span text:style-name="corps"><text:span text:style-name="T35">………………………………………………………….</text:span></text:span></text:p>
      <text:list xml:id="list211101993916570" text:continue-numbering="true" text:style-name="_5f_Numérotation_20_des_20_exercices_20_livrets">
        <text:list-item>
          <text:list>
            <text:list-item>
              <text:p text:style-name="P46"><text:span text:style-name="corps"><text:span text:style-name="T35">le prix de trois baguettes ;</text:span></text:span></text:p>
            </text:list-item>
          </text:list>
        </text:list-item>
      </text:list>
      <text:p text:style-name="P23"><text:span text:style-name="corps"><text:span text:style-name="T35">………………………………………………………….</text:span></text:span></text:p>
      <text:list xml:id="list211102695678515" text:continue-numbering="true" text:style-name="_5f_Numérotation_20_des_20_exercices_20_livrets">
        <text:list-item>
          <text:list>
            <text:list-item>
              <text:p text:style-name="P46"><text:span text:style-name="corps"><text:span text:style-name="T35">le prix de quinze baguettes.</text:span></text:span></text:p>
            </text:list-item>
          </text:list>
        </text:list-item>
      </text:list>
      <text:p text:style-name="P23"><text:span text:style-name="corps"><text:span text:style-name="T35">………………………………………………………….</text:span></text:span></text:p>
      <text:list xml:id="list211103013032885" text:continue-numbering="true" text:style-name="_5f_Numérotation_20_des_20_exercices_20_livrets">
        <text:list-item>
          <text:h text:style-name="_5f_Titre_20_d_27_exercices_20_livret_20_sans_20_titre" text:outline-level="1"><text:span text:style-name="corps"><text:span text:style-name="T28">Le tableau ci-dessous donne le prix de yaourts identiques vendus par lot de 4, 8 ou 16.<text:line-break/></text:span></text:span><text:span text:style-name="corps"><text:span text:style-name="T25">Sans calculer le prix d'un yaourt dans chaque lot, détermine si le prix payé est proportionnel ou non au nombre de yaourts achetés.</text:span></text:span></text:h>
        </text:list-item>
      </text:list>
      <table:table table:name="Tableau22" table:style-name="Tableau22">
        <table:table-column table:style-name="Tableau22.A"/>
        <table:table-column table:style-name="Tableau22.B" table:number-columns-repeated="2"/>
        <table:table-column table:style-name="Tableau22.D"/>
        <table:table-row>
          <table:table-cell table:style-name="Tableau22.A1" office:value-type="string">
            <text:p text:style-name="P30">Nombre de yaourts achetés</text:p>
          </table:table-cell>
          <table:table-cell table:style-name="Tableau22.B1" office:value-type="float" office:value="4">
            <text:p text:style-name="P30">4</text:p>
          </table:table-cell>
          <table:table-cell table:style-name="Tableau22.C1" office:value-type="float" office:value="8">
            <text:p text:style-name="P30">8</text:p>
          </table:table-cell>
          <table:table-cell table:style-name="Tableau22.D1" office:value-type="float" office:value="16">
            <text:p text:style-name="P30">16</text:p>
          </table:table-cell>
        </table:table-row>
        <table:table-row>
          <table:table-cell table:style-name="Tableau22.A2" office:value-type="string">
            <text:p text:style-name="P30">Prix payé (en €)</text:p>
          </table:table-cell>
          <table:table-cell table:style-name="Tableau22.C2" office:value-type="string">
            <text:p text:style-name="P30">1,70</text:p>
          </table:table-cell>
          <table:table-cell table:style-name="Tableau22.C2" office:value-type="string">
            <text:p text:style-name="P30">3,40</text:p>
          </table:table-cell>
          <table:table-cell table:style-name="Tableau22.D2" office:value-type="string">
            <text:p text:style-name="P30">6,20</text:p>
          </table:table-cell>
        </table:table-row>
      </table:table>
      <text:p text:style-name="FILET_5f_POINTILLES"><text:span text:style-name="corps"><text:span text:style-name="T35">…………………………………………………………………</text:span></text:span></text:p>
      <text:list xml:id="list211103601410738" text:continue-numbering="true" text:style-name="_5f_Numérotation_20_des_20_exercices_20_livrets">
        <text:list-item>
          <text:h text:style-name="P48" text:outline-level="1">Jus de pomme</text:h>
        </text:list-item>
      </text:list>
      <text:p text:style-name="_5f_Paragraphe_20_livret_20_"><text:span text:style-name="corps"><text:span text:style-name="T13">Pour fabriquer 6 L de jus de pomme, on utilise 10 kg de pommes. </text:span></text:span><text:span text:style-name="corps"><text:span text:style-name="T12">C</text:span></text:span><text:span text:style-name="corps"><text:span text:style-name="T13">omplète le tableau sachant que la quantité de jus de pomme obtenu</text:span></text:span><text:span text:style-name="corps"><text:span text:style-name="T14">e</text:span></text:span><text:span text:style-name="corps"><text:span text:style-name="T13"> est proportionnelle à la </text:span></text:span><text:span text:style-name="corps"><text:span text:style-name="T15">masse</text:span></text:span><text:span text:style-name="corps"><text:span text:style-name="T13"> de pommes utilisée.</text:span></text:span></text:p>
      <table:table table:name="Tableau15" table:style-name="Tableau15">
        <table:table-column table:style-name="Tableau15.A"/>
        <table:table-column table:style-name="Tableau15.B" table:number-columns-repeated="2"/>
        <table:table-column table:style-name="Tableau15.D"/>
        <table:table-row>
          <table:table-cell table:style-name="Tableau15.A1" office:value-type="string">
            <text:list xml:id="list1968933297" text:style-name="_5f_Numérotation_20_de_20_s_27_entraîner">
              <text:list-header>
                <text:p text:style-name="P43"><text:span text:style-name="T44">Masse</text:span> de pommes (en kg)</text:p>
              </text:list-header>
            </text:list>
          </table:table-cell>
          <table:table-cell table:style-name="Tableau15.B1" office:value-type="float" office:value="10">
            <text:list xml:id="list211103209304395" text:continue-numbering="true" text:style-name="_5f_Numérotation_20_de_20_s_27_entraîner">
              <text:list-header>
                <text:p text:style-name="P43">10</text:p>
              </text:list-header>
            </text:list>
          </table:table-cell>
          <table:table-cell table:style-name="Tableau15.B1" office:value-type="float" office:value="7">
            <text:list xml:id="list211102510141304" text:continue-numbering="true" text:style-name="_5f_Numérotation_20_de_20_s_27_entraîner">
              <text:list-header>
                <text:p text:style-name="P43">7</text:p>
              </text:list-header>
            </text:list>
          </table:table-cell>
          <table:table-cell table:style-name="Tableau15.D1" office:value-type="string">
            <text:list xml:id="list211101685540710" text:continue-numbering="true" text:style-name="_5f_Numérotation_20_de_20_s_27_entraîner">
              <text:list-header>
                <text:p text:style-name="P37"><text:span text:style-name="_5f_pointillés_20_gris"><text:span text:style-name="T33">…</text:span></text:span></text:p>
              </text:list-header>
            </text:list>
          </table:table-cell>
        </table:table-row>
        <table:table-row>
          <table:table-cell table:style-name="Tableau15.A2" office:value-type="string">
            <text:list xml:id="list211102881598585" text:continue-numbering="true" text:style-name="_5f_Numérotation_20_de_20_s_27_entraîner">
              <text:list-header>
                <text:p text:style-name="P43">Quantité de jus de pomme (en L)</text:p>
              </text:list-header>
            </text:list>
          </table:table-cell>
          <table:table-cell table:style-name="Tableau15.B2" office:value-type="string">
            <text:list xml:id="list211103277330803" text:continue-numbering="true" text:style-name="_5f_Numérotation_20_de_20_s_27_entraîner">
              <text:list-header>
                <text:p text:style-name="P37"><text:span text:style-name="_5f_pointillés_20_gris"><text:span text:style-name="T33">…</text:span></text:span></text:p>
              </text:list-header>
            </text:list>
          </table:table-cell>
          <table:table-cell table:style-name="Tableau15.C2" office:value-type="string">
            <text:list xml:id="list211102945266816" text:continue-numbering="true" text:style-name="_5f_Numérotation_20_de_20_s_27_entraîner">
              <text:list-header>
                <text:p text:style-name="P37"><text:span text:style-name="_5f_pointillés_20_gris"><text:span text:style-name="T33">…</text:span></text:span></text:p>
              </text:list-header>
            </text:list>
          </table:table-cell>
          <table:table-cell table:style-name="Tableau15.D2" office:value-type="float" office:value="1">
            <text:list xml:id="list211101981520410" text:continue-numbering="true" text:style-name="_5f_Numérotation_20_de_20_s_27_entraîner">
              <text:list-header>
                <text:p text:style-name="P43">1</text:p>
              </text:list-header>
            </text:list>
          </table:table-cell>
        </table:table-row>
      </table:table>
      <text:list xml:id="list211102326333110" text:continue-list="list211103601410738" text:style-name="_5f_Numérotation_20_des_20_exercices_20_livrets">
        <text:list-item>
          <text:h text:style-name="P49" text:outline-level="1"><text:span text:style-name="corps"><text:span text:style-name="T36">A la cantine</text:span></text:span></text:h>
        </text:list-item>
      </text:list>
      <text:p text:style-name="P35"><text:span text:style-name="corps"><text:span text:style-name="T10">Dans une cantine scolaire, la masse de viande utilisée chaque jour est proportionnelle au nombre de repas préparés. Pour la préparation de 20 repas, 4 kg de viande sont utilisés.<text:line-break/></text:span></text:span><text:span text:style-name="corps"><text:span text:style-name="T13">Recopie et complète le tableau.</text:span>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30">Nombre de repas</text:p>
          </table:table-cell>
          <table:table-cell table:style-name="Table2.B1" office:value-type="float" office:value="20">
            <text:p text:style-name="P30">20</text:p>
          </table:table-cell>
          <table:table-cell table:style-name="Table2.B1" office:value-type="float" office:value="150">
            <text:p text:style-name="P30">150</text:p>
          </table:table-cell>
          <table:table-cell table:style-name="Table2.D1" office:value-type="string">
            <text:list xml:id="list211102619154809" text:continue-list="list211101981520410" text:style-name="_5f_Numérotation_20_de_20_s_27_entraîner">
              <text:list-header>
                <text:p text:style-name="P37"><text:span text:style-name="_5f_pointillés_20_gris"><text:span text:style-name="T33">…</text:span></text:span></text:p>
              </text:list-header>
            </text:list>
          </table:table-cell>
        </table:table-row>
        <table:table-row>
          <table:table-cell table:style-name="Table2.A2" office:value-type="string">
            <text:p text:style-name="P30"><text:span text:style-name="T44">Masse</text:span> de viande (en kg)</text:p>
          </table:table-cell>
          <table:table-cell table:style-name="Table2.B2" office:value-type="string">
            <text:list xml:id="list211103492378304" text:continue-numbering="true" text:style-name="_5f_Numérotation_20_de_20_s_27_entraîner">
              <text:list-header>
                <text:p text:style-name="P37"><text:span text:style-name="_5f_pointillés_20_gris"><text:span text:style-name="T33">…</text:span></text:span></text:p>
              </text:list-header>
            </text:list>
          </table:table-cell>
          <table:table-cell table:style-name="Table2.C2" office:value-type="string">
            <text:list xml:id="list211103708578068" text:continue-numbering="true" text:style-name="_5f_Numérotation_20_de_20_s_27_entraîner">
              <text:list-header>
                <text:p text:style-name="P37"><text:span text:style-name="_5f_pointillés_20_gris"><text:span text:style-name="T33">…</text:span></text:span></text:p>
              </text:list-header>
            </text:list>
          </table:table-cell>
          <table:table-cell table:style-name="Table2.D2" office:value-type="float" office:value="10">
            <text:p text:style-name="P30">10</text:p>
          </table:table-cell>
        </table:table-row>
      </table:table>
      <text:list xml:id="list211102431791421" text:continue-list="list211102326333110" text:style-name="_5f_Numérotation_20_des_20_exercices_20_livrets">
        <text:list-item>
          <text:h text:style-name="P53" text:outline-level="1"><text:span text:style-name="corps"><text:span text:style-name="T12">C</text:span></text:span><text:span text:style-name="corps"><text:span text:style-name="T13">o</text:span></text:span></text:h>
        </text:list-item>
      </text:list>
      <table:table table:name="Tableau11" table:style-name="Tableau11">
        <table:table-column table:style-name="Tableau11.A"/>
        <table:table-column table:style-name="Tableau11.B"/>
        <table:table-header-rows>
          <table:table-row table:style-name="Tableau11.1">
            <table:table-cell table:style-name="Tableau11.A1" office:value-type="string">
              <text:list xml:id="list211102537488990" text:continue-numbering="true" text:style-name="_5f_Numérotation_20_des_20_exercices_20_livrets">
                <text:list-item>
                  <text:p text:style-name="P41"><draw:g text:anchor-type="paragraph" draw:z-index="9" draw:name="Shape11" draw:style-name="gr26"><draw:ellipse draw:style-name="gr27" draw:text-style-name="P74" svg:width="1.385cm" svg:height="0.802cm" svg:x="1.274cm" svg:y="0.27cm" draw:kind="arc" draw:start-angle="90.43" draw:end-angle="268.49"><text:p/></draw:ellipse><draw:ellipse draw:style-name="gr28" draw:text-style-name="P76" svg:width="1.574cm" svg:height="0.567cm" svg:x="0.161cm" svg:y="0.408cm"><text:p text:style-name="P75"><text:span text:style-name="T58">×</text:span><text:span text:style-name="T59"> </text:span><text:span text:style-name="T60">....</text:span></text:p></draw:ellipse></draw:g></text:p>
                </text:list-item>
              </text:list>
            </table:table-cell>
            <table:table-cell>
              <table:table table:is-sub-table="true">
                <table:table-column table:style-name="Tableau11.B1.1" table:number-columns-repeated="3"/>
                <table:table-column table:style-name="Tableau11.B1.4"/>
                <table:table-row table:style-name="Tableau11.B1.1">
                  <table:table-cell table:style-name="Tableau11.B1.1.1" office:value-type="float" office:value="6">
                    <text:p text:style-name="P33">6</text:p>
                  </table:table-cell>
                  <table:table-cell table:style-name="Tableau11.B1.1.1" office:value-type="float" office:value="5">
                    <text:p text:style-name="P33">5</text:p>
                  </table:table-cell>
                  <table:table-cell table:style-name="Tableau11.B1.3.1" office:value-type="string">
                    <text:p text:style-name="P33"><text:span text:style-name="_5f_pointillés_20_gris">…</text:span></text:p>
                  </table:table-cell>
                  <table:table-cell table:style-name="Tableau11.B1.4.1" office:value-type="float" office:value="8.5">
                    <text:p text:style-name="P33">8,5</text:p>
                  </table:table-cell>
                </table:table-row>
                <table:table-row table:style-name="Tableau11.B1.1">
                  <table:table-cell table:style-name="Tableau11.B1.1.2" office:value-type="float" office:value="1.8">
                    <text:p text:style-name="P33">1,8</text:p>
                  </table:table-cell>
                  <table:table-cell table:style-name="Tableau11.B1.2.2" office:value-type="string">
                    <text:p text:style-name="P33"><text:span text:style-name="_5f_pointillés_20_gris">…</text:span></text:p>
                  </table:table-cell>
                  <table:table-cell table:style-name="Tableau11.B1.1.2" office:value-type="float" office:value="1.2">
                    <text:p text:style-name="P33">1,2</text:p>
                  </table:table-cell>
                  <table:table-cell table:style-name="Tableau11.B1.4.2" office:value-type="string">
                    <text:p text:style-name="P33"><text:span text:style-name="_5f_pointillés_20_gris">…</text:span></text:p>
                  </table:table-cell>
                </table:table-row>
              </table:table>
            </table:table-cell>
          </table:table-row>
        </table:table-header-rows>
      </table:table>
      <text:list xml:id="list211102683051093" text:continue-numbering="true" text:style-name="_5f_Numérotation_20_des_20_exercices_20_livrets">
        <text:list-item>
          <text:h text:style-name="P49" text:outline-level="1"><text:span text:style-name="corps"><text:span text:style-name="T36">À vélo</text:span></text:span></text:h>
        </text:list-item>
      </text:list>
      <text:p text:style-name="_5f_Paragraphe_20_livret_20_"><text:span text:style-name="corps"><text:span text:style-name="T10">Un cycliste parcourt 4 km en 10 min.<text:line-break/></text:span></text:span><text:span text:style-name="corps"><text:span text:style-name="T11">Construis</text:span></text:span><text:span text:style-name="corps"><text:span text:style-name="T10"> un tableau de proportionnalité et réponds par une phrase aux questions posées.</text:span>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list xml:id="list211102185829659" text:continue-list="list211103708578068" text:style-name="_5f_Numérotation_20_de_20_s_27_entraîner">
              <text:list-header>
                <text:p text:style-name="P38"><text:span text:style-name="_5f_pointillés_20_gris"><text:span text:style-name="T38">……………………………………….</text:span></text:span></text:p>
              </text:list-header>
            </text:list>
          </table:table-cell>
          <table:table-cell table:style-name="Table1.B1" office:value-type="string">
            <text:list xml:id="list211101973520820" text:continue-numbering="true" text:style-name="_5f_Numérotation_20_de_20_s_27_entraîner">
              <text:list-header>
                <text:p text:style-name="P38"><text:span text:style-name="_5f_pointillés_20_gris"><text:span text:style-name="T38">…</text:span></text:span></text:p>
              </text:list-header>
            </text:list>
          </table:table-cell>
          <table:table-cell table:style-name="Table1.C1" office:value-type="string">
            <text:list xml:id="list211102271665983" text:continue-numbering="true" text:style-name="_5f_Numérotation_20_de_20_s_27_entraîner">
              <text:list-header>
                <text:p text:style-name="P38"><text:span text:style-name="_5f_pointillés_20_gris"><text:span text:style-name="T38">…</text:span></text:span></text:p>
              </text:list-header>
            </text:list>
          </table:table-cell>
          <table:table-cell table:style-name="Table1.D1" office:value-type="string">
            <text:list xml:id="list211102802143651" text:continue-numbering="true" text:style-name="_5f_Numérotation_20_de_20_s_27_entraîner">
              <text:list-header>
                <text:p text:style-name="P38"><text:span text:style-name="_5f_pointillés_20_gris"><text:span text:style-name="T38">…</text:span></text:span></text:p>
              </text:list-header>
            </text:list>
          </table:table-cell>
        </table:table-row>
        <table:table-row>
          <table:table-cell table:style-name="Table1.A2" office:value-type="string">
            <text:list xml:id="list211102523449064" text:continue-numbering="true" text:style-name="_5f_Numérotation_20_de_20_s_27_entraîner">
              <text:list-header>
                <text:p text:style-name="P38"><text:span text:style-name="_5f_pointillés_20_gris"><text:span text:style-name="T38">……………………………………</text:span></text:span></text:p>
              </text:list-header>
            </text:list>
          </table:table-cell>
          <table:table-cell table:style-name="Table1.C2" office:value-type="string">
            <text:list xml:id="list211103768427738" text:continue-numbering="true" text:style-name="_5f_Numérotation_20_de_20_s_27_entraîner">
              <text:list-header>
                <text:p text:style-name="P38"><text:span text:style-name="_5f_pointillés_20_gris"><text:span text:style-name="T38">…</text:span></text:span></text:p>
              </text:list-header>
            </text:list>
          </table:table-cell>
          <table:table-cell table:style-name="Table1.C2" office:value-type="string">
            <text:list xml:id="list211102382443309" text:continue-numbering="true" text:style-name="_5f_Numérotation_20_de_20_s_27_entraîner">
              <text:list-header>
                <text:p text:style-name="P38"><text:span text:style-name="_5f_pointillés_20_gris"><text:span text:style-name="T38">…</text:span></text:span></text:p>
              </text:list-header>
            </text:list>
          </table:table-cell>
          <table:table-cell table:style-name="Table1.D2" office:value-type="string">
            <text:list xml:id="list211103696265370" text:continue-numbering="true" text:style-name="_5f_Numérotation_20_de_20_s_27_entraîner">
              <text:list-header>
                <text:p text:style-name="P38"><text:span text:style-name="_5f_pointillés_20_gris"><text:span text:style-name="T38">…</text:span></text:span></text:p>
              </text:list-header>
            </text:list>
          </table:table-cell>
        </table:table-row>
      </table:table>
      <text:list xml:id="list211103380796398" text:continue-list="list211102683051093" text:style-name="_5f_Numérotation_20_des_20_exercices_20_livrets">
        <text:list-item>
          <text:list>
            <text:list-item>
              <text:p text:style-name="P46"><text:span text:style-name="corps"><text:span text:style-name="T35">À cette même vitesse, combien de temps lui faut‑il pour parcourir 14 km ?</text:span></text:span></text:p>
            </text:list-item>
          </text:list>
        </text:list-item>
      </text:list>
      <text:p text:style-name="FILET_5f_POINTILLES"><text:span text:style-name="corps"><text:span text:style-name="T35">…………………………………………………………………..</text:span></text:span></text:p>
      <text:list xml:id="list211102868485050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corps"><text:span text:style-name="T18">À cette même vitesse, quelle distance parcourt‑il en 45 min ? </text:span></text:span><text:span text:style-name="corps"><text:span text:style-name="T19">e</text:span></text:span><text:span text:style-name="corps"><text:span text:style-name="T18">n une heure ?</text:span></text:span></text:p>
            </text:list-item>
          </text:list>
        </text:list-item>
      </text:list>
      <text:p text:style-name="P24"><text:span text:style-name="_5f_pointillés_20_gris"><text:span text:style-name="T22">…………………………………………………………………..</text:span></text:span></text:p>
      <text:p text:style-name="P28"><text:span text:style-name="_5f_pointillés_20_gris"><text:span text:style-name="T22">…………………………………………………………………..</text:span></text:span></text:p>
      <text:list xml:id="list211102943304927" text:continue-numbering="true" text:style-name="_5f_Numérotation_20_des_20_exercices_20_livrets">
        <text:list-item>
          <text:h text:style-name="_5f_Titre_20_d_27_exercices_20_livret_20_sans_20_titre" text:outline-level="1"><text:soft-page-break/><text:span text:style-name="corps"><text:span text:style-name="T18">Pour faire un gâteau pour six personnes, il faut 240 g de farine et 3 œufs. Quelle </text:span></text:span><text:span text:style-name="corps"><text:span text:style-name="T20">masse</text:span></text:span><text:span text:style-name="corps"><text:span text:style-name="T18"> de farine et combien d'œufs faut‑il pour </text:span></text:span><text:span text:style-name="corps"><text:span text:style-name="T21">réaliser</text:span></text:span><text:span text:style-name="corps"><text:span text:style-name="T18"> ce gâteau pour quatre personnes ?</text:span></text:span></text:h>
        </text:list-item>
      </text:list>
      <text:p text:style-name="FILET_5f_POINTILLES"><text:span text:style-name="corps"><text:span text:style-name="T35">……………………………………………………………………………………………………………………………………</text:span></text:span></text:p>
      <text:list xml:id="list211103121882015" text:continue-numbering="true" text:style-name="_5f_Numérotation_20_des_20_exercices_20_livrets">
        <text:list-item>
          <text:h text:style-name="_5f_Titre_20_d_27_exercices_20_livret_20_sans_20_titre" text:outline-level="1"><draw:g text:anchor-type="paragraph" draw:z-index="10" draw:name="Shape2" draw:style-name="gr22"><draw:line draw:style-name="gr23" draw:text-style-name="P71" svg:x1="2.443cm" svg:y1="1.365cm" svg:x2="6.443cm" svg:y2="1.365cm"><text:p/></draw:line><draw:line draw:style-name="gr23" draw:text-style-name="P71" svg:x1="2.443cm" svg:y1="1.365cm" svg:x2="2.443cm" svg:y2="3.765cm"><text:p/></draw:line><draw:line draw:style-name="gr23" draw:text-style-name="P71" svg:x1="2.443cm" svg:y1="3.764cm" svg:x2="6.443cm" svg:y2="3.764cm"><text:p/></draw:line><draw:line draw:style-name="gr23" draw:text-style-name="P71" svg:x1="6.442cm" svg:y1="1.365cm" svg:x2="6.442cm" svg:y2="3.765cm"><text:p/></draw:line><draw:custom-shape draw:style-name="gr24" draw:text-style-name="P72" svg:width="4.001cm" svg:height="2.4cm" svg:x="2.442cm" svg:y="1.364cm"><text:p/><draw:enhanced-geometry svg:viewBox="0 0 21600 21600" draw:type="rectangle" draw:enhanced-path="M 0 0 L 21600 0 21600 21600 0 21600 0 0 Z N"/></draw:custom-shape><draw:frame draw:style-name="gr25" draw:text-style-name="P73" svg:width="1.601cm" svg:height="0.671cm" svg:x="3.742cm" svg:y="0.801cm"><draw:text-box><text:p text:style-name="P68"><text:span text:style-name="T57">4 cm</text:span></text:p></draw:text-box></draw:frame><draw:frame draw:style-name="gr25" draw:text-style-name="P73" svg:width="1.8cm" svg:height="0.671cm" draw:transform="rotate (1.5697491292437) translate (1.8415cm 3.46427777777778cm)"><draw:text-box><text:p text:style-name="P68"><text:span text:style-name="T57">3 cm</text:span></text:p></draw:text-box></draw:frame></draw:g><text:span text:style-name="T32">Construi</text:span><text:span text:style-name="T16">s</text:span><text:span text:style-name="T32"> le </text:span><text:span text:style-name="T26">rectangle</text:span><text:span text:style-name="T32"> ci-dessous agrandi 1,5 fois</text:span></text:h>
        </text:list-item>
      </text:list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p text:style-name="_5f_Paragraphe_20_livret_20_"><text:span text:style-name="corps"/></text:p>
      <text:list xml:id="list211102055484459" text:continue-numbering="true" text:style-name="_5f_Numérotation_20_des_20_exercices_20_livrets">
        <text:list-item>
          <text:h text:style-name="_5f_Titre_20_d_27_exercices_20_livret_20_sans_20_titre" text:outline-level="1"><text:span text:style-name="T35">Pour fabriquer du chocolat noir, il faut mélanger de la pâte de cacao et du sucre. <text:line-break/>Dans une pâtisserie, on a relevé les </text:span><text:span text:style-name="T37">masses</text:span><text:span text:style-name="T35"> de pâte de cacao et de sucre utilisées les cinq derniers mois dans le graphique ci‑dessous.</text:span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211102461054941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T47">À l'aide des données du graphique, </text:span><text:span text:style-name="T48">c</text:span>omplète <text:span text:style-name="T50">le</text:span> tableau comme celui proposé ci‑dessous.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4"/>
        <table:table-row table:style-name="Tabla3.1">
          <table:table-cell table:style-name="Tabla3.A1" office:value-type="string">
            <text:p text:style-name="P31">Masse de sucre (en kg)</text:p>
          </table:table-cell>
          <table:table-cell table:style-name="Tabla3.C1" office:value-type="string">
            <text:list xml:id="list211103827481245" text:continue-list="list211103696265370" text:style-name="_5f_Numérotation_20_de_20_s_27_entraîner">
              <text:list-header>
                <text:p text:style-name="P39"><text:span text:style-name="_5f_pointillés_20_gris"><text:span text:style-name="T33">…</text:span></text:span></text:p>
              </text:list-header>
            </text:list>
          </table:table-cell>
          <table:table-cell table:style-name="Tabla3.C1" office:value-type="string">
            <text:list xml:id="list211103844201674" text:continue-numbering="true" text:style-name="_5f_Numérotation_20_de_20_s_27_entraîner">
              <text:list-header>
                <text:p text:style-name="P39"><text:span text:style-name="_5f_pointillés_20_gris"><text:span text:style-name="T33">…</text:span></text:span></text:p>
              </text:list-header>
            </text:list>
          </table:table-cell>
          <table:table-cell table:style-name="Tabla3.D1" office:value-type="string">
            <text:list xml:id="list211102735079284" text:continue-numbering="true" text:style-name="_5f_Numérotation_20_de_20_s_27_entraîner">
              <text:list-header>
                <text:p text:style-name="P39"><text:span text:style-name="_5f_pointillés_20_gris"><text:span text:style-name="T33">…</text:span></text:span></text:p>
              </text:list-header>
            </text:list>
          </table:table-cell>
          <table:table-cell table:style-name="Tabla3.E1" office:value-type="string">
            <text:p text:style-name="P32"/>
          </table:table-cell>
        </table:table-row>
        <table:table-row table:style-name="Tabla3.2">
          <table:table-cell table:style-name="Tabla3.A2" office:value-type="string">
            <text:p text:style-name="P31">Masse de pâte de cacao (en kg)</text:p>
          </table:table-cell>
          <table:table-cell table:style-name="Tabla3.C2" office:value-type="string">
            <text:list xml:id="list211102489854331" text:continue-numbering="true" text:style-name="_5f_Numérotation_20_de_20_s_27_entraîner">
              <text:list-header>
                <text:p text:style-name="P39"><text:span text:style-name="_5f_pointillés_20_gris"><text:span text:style-name="T33">…</text:span></text:span></text:p>
              </text:list-header>
            </text:list>
          </table:table-cell>
          <table:table-cell table:style-name="Tabla3.C2" office:value-type="string">
            <text:list xml:id="list211102768275921" text:continue-numbering="true" text:style-name="_5f_Numérotation_20_de_20_s_27_entraîner">
              <text:list-header>
                <text:p text:style-name="P39"><text:span text:style-name="_5f_pointillés_20_gris"><text:span text:style-name="T33">…</text:span></text:span></text:p>
              </text:list-header>
            </text:list>
          </table:table-cell>
          <table:table-cell table:style-name="Tabla3.D2" office:value-type="string">
            <text:list xml:id="list211103512057302" text:continue-numbering="true" text:style-name="_5f_Numérotation_20_de_20_s_27_entraîner">
              <text:list-header>
                <text:p text:style-name="P39"><text:span text:style-name="_5f_pointillés_20_gris"><text:span text:style-name="T33">…</text:span></text:span></text:p>
              </text:list-header>
            </text:list>
          </table:table-cell>
          <table:table-cell table:style-name="Tabla3.E1" office:value-type="string">
            <text:p text:style-name="P32"/>
          </table:table-cell>
        </table:table-row>
      </table:table>
      <text:list xml:id="list211103222610542" text:continue-list="list211102461054941" text:style-name="_5f_Numérotation_20_des_20_exercices_20_livrets">
        <text:list-item>
          <text:list>
            <text:list-item>
              <text:p text:style-name="_5f_Paragraphe_20_énoncé_20_après_20_numéro"><text:span text:style-name="corps"><text:span text:style-name="T35">D'après ce tableau, peut‑on dire que la masse de sucre est proportionnelle à celle de la pâte de cacao ? Justifie ta réponse.</text:span></text:span></text:p>
            </text:list-item>
          </text:list>
        </text:list-item>
      </text:list>
      <text:p text:style-name="P26"><text:span text:style-name="corps"><text:span text:style-name="T39">……………………………………………………………………………………………………………………………………</text:span></text:span></text:p>
      <text:list xml:id="list211103344349861" text:continue-numbering="true" text:style-name="_5f_Numérotation_20_des_20_exercices_20_livrets">
        <text:list-item>
          <text:h text:style-name="P51" text:outline-level="1"><text:span text:style-name="corps"><text:span text:style-name="T45">Jus d’orange</text:span></text:span></text:h>
        </text:list-item>
      </text:list>
      <text:p text:style-name="P34">Voici les prix de deux bouteilles de jus d'orange de marques différentes :</text:p>
      <text:p text:style-name="P36">Marque A : 2,04 € la bouteille de 1,5 L ;</text:p>
      <text:p text:style-name="P36">Marque B : 2,69 € la bouteille de 2 L.</text:p>
      <text:p text:style-name="P18"><text:span text:style-name="corps"><text:span text:style-name="T34">Quelle est la marque la plus chère au litre ?<text:line-break/>Justifie.</text:span></text:span></text:p>
      <text:p text:style-name="P29"><text:span text:style-name="corps"><text:span text:style-name="T39">………………………………………………………………………………………………………………………………………………………………………………………………………</text:span></text:span></text:p>
      <text:list xml:id="list211102995681160" text:continue-numbering="true" text:style-name="_5f_Numérotation_20_des_20_exercices_20_livrets">
        <text:list-item>
          <text:h text:style-name="P50" text:outline-level="1">Longueur d'un arc de cercle</text:h>
        </text:list-item>
      </text:list>
      <text:list xml:id="list3169276758" text:style-name="_5f_Numérotation_20_d_27_approfondir">
        <text:list-item>
          <text:list>
            <text:list-header>
              <text:p text:style-name="P42"><draw:g text:anchor-type="paragraph" draw:z-index="12" draw:name="Shape6_0" draw:style-name="gr6"><draw:frame draw:style-name="gr7" draw:text-style-name="P60" svg:width="0.722cm" svg:height="0.623cm" svg:x="2.362cm" svg:y="0.293cm"><draw:text-box><text:p text:style-name="P59"><text:span text:style-name="T52">A</text:span></text:p></draw:text-box></draw:frame><draw:circle draw:style-name="gr8" draw:text-style-name="P61" svg:width="2.879cm" svg:height="2.879cm" svg:x="0.004cm" svg:y="0.201cm" draw:kind="section" draw:start-angle="44.92" draw:end-angle="299.98"><text:p/></draw:circle><draw:line draw:style-name="gr9" draw:text-style-name="P62" svg:x1="1.442cm" svg:y1="0.201cm" svg:x2="1.442cm" svg:y2="3.075cm"><text:p/></draw:line><draw:line draw:style-name="gr10" draw:text-style-name="P62" svg:x1="1.442cm" svg:y1="1.637cm" svg:x2="2.448cm" svg:y2="0.633cm"><text:p/></draw:line><draw:line draw:style-name="gr11" draw:text-style-name="P62" svg:x1="1.442cm" svg:y1="1.639cm" svg:x2="2.165cm" svg:y2="2.879cm"><text:p/></draw:line><draw:circle draw:style-name="gr12" draw:text-style-name="P63" svg:width="2.879cm" svg:height="2.879cm" svg:x="0.004cm" svg:y="0.201cm" draw:kind="arc" draw:start-angle="44.88" draw:end-angle="300.12"><text:p/></draw:circle><draw:frame draw:style-name="gr13" draw:text-style-name="P65" svg:width="1.068cm" svg:height="0.623cm" svg:x="1.251cm" svg:y="2.24cm"><draw:text-box><text:p text:style-name="P64"><text:span text:style-name="T53">30</text:span><text:span text:style-name="T54">°</text:span></text:p></draw:text-box></draw:frame><draw:frame draw:style-name="gr14" draw:text-style-name="P65" svg:width="1.068cm" svg:height="0.623cm" svg:x="1.369cm" svg:y="0.741cm"><draw:text-box><text:p text:style-name="P64"><text:span text:style-name="T54">45°</text:span></text:p></draw:text-box></draw:frame><draw:ellipse draw:style-name="gr15" draw:text-style-name="P66" svg:width="2.879cm" svg:height="2.878cm" svg:x="0.005cm" svg:y="0.203cm" draw:kind="arc" draw:start-angle="299.93" draw:end-angle="44.28"><text:p/></draw:ellipse><draw:frame draw:style-name="gr16" draw:text-style-name="P67" svg:width="0.756cm" svg:height="0.623cm" svg:x="0.995cm" svg:y="1.513cm"><draw:text-box><text:p text:style-name="P59"><text:span text:style-name="T52">O</text:span></text:p></draw:text-box></draw:frame><draw:frame draw:style-name="gr17" draw:text-style-name="P60" svg:width="0.724cm" svg:height="0.623cm" svg:x="1.948cm" svg:y="2.808cm"><draw:text-box><text:p text:style-name="P59"><text:span text:style-name="T52">B</text:span></text:p></draw:text-box></draw:frame><draw:ellipse draw:style-name="gr18" draw:text-style-name="P66" svg:width="1.228cm" svg:height="1.2cm" svg:x="0.788cm" svg:y="1.074cm" draw:kind="arc" draw:start-angle="45.14" draw:end-angle="85.37"><text:p/></draw:ellipse><draw:ellipse draw:style-name="gr19" draw:text-style-name="P66" svg:width="1.232cm" svg:height="1.2cm" draw:transform="rotate (-2.3692844595823) translate (2.31598611111111cm 1.72684722222222cm)" draw:kind="arc" draw:start-angle="45.14" draw:end-angle="80.15"><text:p/></draw:ellipse></draw:g><text:span text:style-name="_5f_Numéros_20_second_20_de_20_s_27_entraîner_20_et_20_approfondir"><text:span text:style-name="T40">Une place a la forme d'un disque de rayon 10 m. Elle comporte un jardin qui a la forme d'un demi‑disque et de deux secteurs angulaires comme sur la figure ci‑contre. On souhaite clôturer le jardin par un grillage.</text:span></text:span></text:p>
            </text:list-header>
          </text:list>
        </text:list-item>
      </text:list>
      <text:list xml:id="list211102561107286" text:continue-list="list211102995681160" text:style-name="_5f_Numérotation_20_des_20_exercices_20_livrets">
        <text:list-item>
          <text:list>
            <text:list-item>
              <text:p text:style-name="_5f_Paragraphe_20_énoncé_20_après_20_numéro">Détermine le périmètre de la place, arrondi au décimètre près. </text:p>
            </text:list-item>
          </text:list>
        </text:list-item>
      </text:list>
      <text:p text:style-name="FILET_5f_POINTILLES"><text:span text:style-name="_5f_pointillés_20_gris">………………………………………………………………….</text:span></text:p>
      <text:list xml:id="list211101858160717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_5f_Numéros_20_second_20_de_20_s_27_entraîner_20_et_20_approfondir"><text:span text:style-name="T41">Détermine la mesure de l'angle</text:span></text:span><text:span text:style-name="T41"><draw:frame draw:style-name="fr3" draw:name="Objet4" text:anchor-type="as-char" svg:y="-0.381cm" svg:width="1.111cm" svg:height="0.464cm" draw:z-index="1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</text:list-item>
          </text:list>
        </text:list-item>
      </text:list>
      <text:p text:style-name="P27"><text:span text:style-name="_5f_pointillés_20_gris"><text:span text:style-name="T49">………………………………………………………………….</text:span></text:span></text:p>
      <text:list xml:id="list211102568941165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_5f_Numéros_20_second_20_de_20_s_27_entraîner_20_et_20_approfondir"><text:span text:style-name="T41">En sachant que la longueur d'un arc de cercle est proportionnelle à la mesure de l'angle au centre </text:span></text:span><text:span text:style-name="_5f_Numéros_20_second_20_de_20_s_27_entraîner_20_et_20_approfondir"><text:span text:style-name="T42">correspondant</text:span></text:span><text:span text:style-name="_5f_Numéros_20_second_20_de_20_s_27_entraîner_20_et_20_approfondir"><text:span text:style-name="T41">, recopie et complète un tableau comme celui proposé ci‑dessous afin de calculer la longueur de l'arc de cercle </text:span></text:span><text:span text:style-name="T41"><draw:g text:anchor-type="as-char" svg:y="-0.37cm" draw:z-index="11" draw:name="Shape7_1" draw:style-name="gr3"><draw:frame draw:style-name="gr20" draw:text-style-name="P69" svg:width="0.44cm" svg:height="0.442cm" svg:x="0.014cm" svg:y="0.071cm"><draw:text-box><text:p text:style-name="P68"><text:span text:style-name="T55">AB</text:span></text:p></draw:text-box></draw:frame><draw:frame draw:style-name="gr21" draw:text-style-name="P70" svg:width="0.195cm" svg:height="0.456cm" draw:transform="rotate (1.58964588271644) translate (0.00352777777777778cm 0.202430555555556cm)"><draw:text-box><text:p text:style-name="P68"><text:span text:style-name="T56">)</text:span></text:p></draw:text-box></draw:frame></draw:g></text:span><text:span text:style-name="_5f_Numéros_20_second_20_de_20_s_27_entraîner_20_et_20_approfondir"><text:span text:style-name="T41">.</text:span></text:span></text:p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list xml:id="list211103795061563" text:continue-list="list3169276758" text:style-name="_5f_Numérotation_20_d_27_approfondir">
              <text:list-header>
                <text:p text:style-name="P44"><text:span text:style-name="T46">Mesure de l'a</text:span>ngle au centre <text:span text:style-name="T46">(en °)</text:span></text:p>
              </text:list-header>
            </text:list>
          </table:table-cell>
          <table:table-cell table:style-name="Tableau2.B1" office:value-type="string">
            <text:list xml:id="list211103765277897" text:continue-numbering="true" text:style-name="_5f_Numérotation_20_d_27_approfondir">
              <text:list-header>
                <text:p text:style-name="P45">360<text:span text:style-name="_5f_caractère_20_manuel">°</text:span></text:p>
              </text:list-header>
            </text:list>
          </table:table-cell>
          <table:table-cell table:style-name="Tableau2.C1" office:value-type="string">
            <text:list xml:id="list211103345476142" text:continue-numbering="true" text:style-name="_5f_Numérotation_20_d_27_approfondir">
              <text:list-header>
                <text:p text:style-name="P40"><text:span text:style-name="_5f_pointillés_20_gris"><text:span text:style-name="T33">…</text:span></text:span></text:p>
              </text:list-header>
            </text:list>
          </table:table-cell>
        </table:table-row>
        <table:table-row>
          <table:table-cell table:style-name="Tableau2.A2" office:value-type="string">
            <text:list xml:id="list211101994462306" text:continue-numbering="true" text:style-name="_5f_Numérotation_20_d_27_approfondir">
              <text:list-header>
                <text:p text:style-name="P45">Longueur de l'arc</text:p>
              </text:list-header>
            </text:list>
          </table:table-cell>
          <table:table-cell table:style-name="Tableau2.B2" office:value-type="string">
            <text:list xml:id="list211102934020914" text:continue-numbering="true" text:style-name="_5f_Numérotation_20_d_27_approfondir">
              <text:list-header>
                <text:p text:style-name="P40"><text:span text:style-name="_5f_pointillés_20_gris"><text:span text:style-name="T33">…</text:span></text:span></text:p>
              </text:list-header>
            </text:list>
          </table:table-cell>
          <table:table-cell table:style-name="Tableau2.C2" office:value-type="string">
            <text:list xml:id="list211102297723474" text:continue-numbering="true" text:style-name="_5f_Numérotation_20_d_27_approfondir">
              <text:list-header>
                <text:p text:style-name="P40"><text:span text:style-name="_5f_pointillés_20_gris"><text:span text:style-name="T33">…</text:span></text:span></text:p>
              </text:list-header>
            </text:list>
          </table:table-cell>
        </table:table-row>
      </table:table>
      <text:list xml:id="list211102712054443" text:continue-list="list211102568941165" text:style-name="_5f_Numérotation_20_des_20_exercices_20_livrets">
        <text:list-item>
          <text:list>
            <text:list-item>
              <text:p text:style-name="_5f_Paragraphe_20_énoncé_20_après_20_numéro"><text:span text:style-name="_5f_Numéros_20_second_20_de_20_s_27_entraîner_20_et_20_approfondir"><text:span text:style-name="T43">Quelle longueur de grillage faudra‑t‑il prévoir ? (Tu donneras un arrondi au dm près.)</text:span></text:span></text:p>
            </text:list-item>
          </text:list>
        </text:list-item>
      </text:list>
      <text:p text:style-name="P27"><text:span text:style-name="_5f_pointillés_20_gris"><text:span text:style-name="T49">………………………………………………………………….</text:span></text:span></text:p>
      <text:list xml:id="list211103793504838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_5f_Numéros_20_second_20_de_20_s_27_entraîner_20_et_20_approfondir"><text:span text:style-name="T41">Le grillage est vendu à 3,45 € le mètre. Combien coûtera l'achat du grillage ? (Tu donneras un arrondi au centime près.)</text:span></text:span></text:p>
            </text:list-item>
          </text:list>
        </text:list-item>
      </text:list>
      <text:p text:style-name="P27"><text:span text:style-name="_5f_pointillés_20_gris"><text:span text:style-name="T49">…………………………………………………………………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imes New Roman2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Tahoma2" svg:font-family="Tahoma"/>
    <style:font-face style:name="Times New Roman5" svg:font-family="'Times New Roman'" style:font-family-generic="roman"/>
    <style:font-face style:name="Bitstream vera sans" svg:font-family="'Bitstream vera sans'" style:font-family-generic="swiss"/>
    <style:font-face style:name="Bitstream Vera Sans Mono1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2" svg:font-family="'Lucida Sans'" style:font-pitch="variable"/>
    <style:font-face style:name="Lucida Sans Unicode1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Bitstream Vera Sans Mono" svg:font-family="'Bitstream Vera Sans Mono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ucida Sans1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Arial2" svg:font-family="Arial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9d0f89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start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1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2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3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top="0.101cm" fo:margin-bottom="0.101cm" style:contextual-spacing="false" fo:text-align="start" style:justify-single-word="false" fo:orphans="0" fo:widows="0" fo:hyphenation-ladder-count="no-limit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_5f_Caractère_20_manuel" style:display-name="_Caractère manuel" style:family="text">
      <style:text-properties style:font-name="Bitstream Vera Sans1" fo:font-family="'Bitstream Vera Sans'" style:font-style-name="Roman" style:font-family-generic="swiss" style:font-pitch="variable" fo:font-size="9pt" fo:background-color="transparent"/>
    </style:style>
    <style:style style:name="_2d_Numéros_20_d_27_approfondir" style:display-name="-Numéros d'approfondi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93117d"/>
    </style:style>
    <style:style style:name="_5f_Numéros_20_second_20_d_27_approfondir" style:display-name="_Numéros second d'approfondir" style:family="text" style:parent-style-name="_2d_Numéros_20_d_27_approfondir">
      <style:text-properties fo:color="#000000" loext:opacity="100%" fo:font-size="9pt" fo:text-shadow="none" fo:background-color="transparent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">
      <style:text-properties fo:color="#000000" loext:opacity="100%" fo:font-size="9pt" fo:text-shadow="none" fo:background-color="transparent"/>
    </style:style>
    <style:style style:name="_5f_caractère_20_manuel" style:display-name="_caractère manuel" style:family="text" style:parent-style-name="_5f_correction">
      <style:text-properties fo:background-color="transpar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space-before="1.905cm" text:min-label-width="0.4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_27_approfondir" style:display-name="_Numérotation d'approfondir">
      <text:list-level-style-number text:level="1" text:style-name="_2d_Numéros_20_d_27_approfondir" style:num-prefix=" " style:num-suffix=" " style:num-format="1" text:start-value="52">
        <style:list-level-properties text:min-label-distance="0.25cm" fo:text-align="center"/>
      </text:list-level-style-number>
      <text:list-level-style-number text:level="2" text:style-name="_5f_Numéros_20_second_20_d_27_approfondi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10f7046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9" style:family="paragraph" style:parent-style-name="Footer">
      <style:text-properties officeooo:rsid="00178920" officeooo:paragraph-rsid="00178920"/>
    </style:style>
    <style:style style:name="MP1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1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4" style:family="paragraph" style:parent-style-name="Header">
      <style:text-properties fo:font-size="14pt" style:font-size-asian="14pt" style:font-size-complex="14pt"/>
    </style:style>
    <style:style style:name="MP1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6" style:family="paragraph" style:parent-style-name="Standard">
      <style:text-properties fo:font-size="6pt" style:font-size-asian="6pt" style:font-size-complex="6pt"/>
    </style:style>
    <style:style style:name="MP17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_5f_Titre_20_d_27_exercices_20_livret" style:list-style-name="_5f_Numérotation_20_des_20_exercices_20_livrets"/>
    <style:style style:name="MP21" style:family="paragraph" style:parent-style-name="_5f_En-tête">
      <style:paragraph-properties fo:text-align="center" style:justify-single-word="false"/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2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25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6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9d0f89" loext:opacity="100%" style:font-name="Bitstream Vera Sans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" style:family="text">
      <style:text-properties officeooo:rsid="010c4d3a"/>
    </style:style>
    <style:style style:name="MT5" style:family="text">
      <style:text-properties style:use-window-font-color="true" loext:opacity="0%" style:font-name="Bitstream Vera Sans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6" style:family="text">
      <style:text-properties fo:font-variant="normal" fo:text-transform="none" fo:color="#000000" loext:opacity="100%" style:font-name="Bitstream Vera Sans" fo:background-color="transparent" loext:char-shading-value="0"/>
    </style:style>
    <style:style style:name="MT7" style:family="text">
      <style:text-properties fo:font-variant="small-caps" officeooo:rsid="00990660"/>
    </style:style>
    <style:style style:name="MT8" style:family="text">
      <style:text-properties fo:font-variant="small-caps" officeooo:rsid="0054f64f"/>
    </style:style>
    <style:style style:name="MT9" style:family="text">
      <style:text-properties fo:font-variant="small-caps" officeooo:rsid="00b5d2d1"/>
    </style:style>
    <style:style style:name="MT10" style:family="text">
      <style:text-properties fo:font-variant="small-caps" officeooo:rsid="00b6801f"/>
    </style:style>
    <style:style style:name="MT11" style:family="text">
      <style:text-properties officeooo:rsid="002925a2"/>
    </style:style>
    <style:style style:name="MT12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Proportionnalité et pourcentages</text:span><text:span text:style-name="MT4"> </text:span>: <text:span text:style-name="MT3">proportionnalité</text:span> </text:p>
      </style:header>
      <style:footer>
        <text:p text:style-name="MP5"><draw:frame draw:style-name="Mfr1" draw:name="Frame1" text:anchor-type="paragraph" svg:y="-0.06cm" draw:z-index="16"><draw:text-box fo:min-height="0.499cm" fo:min-width="7.096cm"><draw:frame draw:style-name="Mfr2" draw:name="Frame2" text:anchor-type="frame" svg:x="0.45cm" svg:y="0.079cm" svg:width="0.817cm" draw:z-index="17"><draw:text-box fo:min-height="0.355cm"><text:p text:style-name="MP6"><text:page-number text:select-page="current">4</text:page-number></text:p></draw:text-box></draw:frame><text:p text:style-name="MP7"><draw:g text:anchor-type="paragraph" draw:z-index="22" draw:name="Shape4_1" draw:style-name="Mgr1"><draw:path draw:style-name="Mgr2" draw:text-style-name="MP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9"><draw:frame draw:style-name="Mfr1" draw:name="Frame3" text:anchor-type="paragraph" svg:y="-0.06cm" draw:z-index="19"><draw:text-box fo:min-height="0.499cm" fo:min-width="3cm"><draw:frame draw:style-name="Mfr2" draw:name="Frame4" text:anchor-type="frame" svg:x="0.45cm" svg:y="0.079cm" svg:width="0.817cm" draw:z-index="20"><draw:text-box fo:min-height="0.355cm"><text:p text:style-name="MP6"><draw:g text:anchor-type="paragraph" draw:z-index="21" draw:name="Shape4_2" draw:style-name="Mgr1"><draw:path draw:style-name="Mgr2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11">Proportionnalité et pourcentages : proportionnalité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5" draw:name="Shape5" draw:style-name="Mgr3"><draw:ellipse draw:style-name="Mgr4" draw:text-style-name="MP12" svg:width="1.715cm" svg:height="1.784cm" svg:x="0cm" svg:y="0.004cm" draw:kind="arc" draw:start-angle="90.48" draw:end-angle="269.56"><text:p/></draw:ellipse><draw:line draw:style-name="Mgr4" draw:text-style-name="MP12" svg:x1="0.847cm" svg:y1="0.002cm" svg:x2="18.167cm" svg:y2="0.002cm"><text:p/></draw:line><draw:line draw:style-name="Mgr4" draw:text-style-name="MP12" svg:x1="0.847cm" svg:y1="1.782cm" svg:x2="18.158cm" svg:y2="1.782cm"><text:p/></draw:line><draw:ellipse draw:style-name="Mgr4" draw:text-style-name="MP12" svg:width="1.719cm" svg:height="1.782cm" svg:x="17.29cm" svg:y="0cm" draw:kind="arc" draw:start-angle="270.5" draw:end-angle="89.48"><text:p/></draw:ellipse><draw:frame draw:style-name="Mgr5" draw:text-style-name="MP13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4">N1 : Priorités, distributivité</text:p>
                    </table:table-cell>
                    <table:table-cell table:style-name="Tableau5.A1" office:value-type="string">
                      <text:p text:style-name="MP14"/>
                    </table:table-cell>
                  </table:table-row>
                  <table:table-row>
                    <table:table-cell table:style-name="Tableau5.A1" office:value-type="string">
                      <text:p text:style-name="MP15">Série 1 : Priorités opératoires</text:p>
                    </table:table-cell>
                    <table:table-cell table:style-name="Tableau5.A1" office:value-type="string">
                      <text:p text:style-name="MP15"/>
                    </table:table-cell>
                  </table:table-row>
                </table:table>
              </table:table-cell>
            </table:table-row>
          </table:table-header-rows>
        </table:table>
        <text:p text:style-name="MP16"><text:span text:style-name="corps"><text:span text:style-name="MT5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18" draw:name="Shape6" draw:style-name="Mgr3"><draw:ellipse draw:style-name="Mgr4" draw:text-style-name="MP12" svg:width="1.715cm" svg:height="1.784cm" svg:x="0cm" svg:y="0.004cm" draw:kind="arc" draw:start-angle="90.48" draw:end-angle="269.56"><text:p/></draw:ellipse><draw:line draw:style-name="Mgr4" draw:text-style-name="MP12" svg:x1="0.847cm" svg:y1="0.002cm" svg:x2="18.167cm" svg:y2="0.002cm"><text:p/></draw:line><draw:line draw:style-name="Mgr4" draw:text-style-name="MP12" svg:x1="0.847cm" svg:y1="1.782cm" svg:x2="18.158cm" svg:y2="1.782cm"><text:p/></draw:line><draw:ellipse draw:style-name="Mgr4" draw:text-style-name="MP12" svg:width="1.719cm" svg:height="1.782cm" svg:x="17.29cm" svg:y="0cm" draw:kind="arc" draw:start-angle="270.5" draw:end-angle="89.48"><text:p/></draw:ellipse><draw:frame draw:style-name="Mgr5" draw:text-style-name="MP13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4">5N1 : Priorités, distributivité</text:p>
                    </table:table-cell>
                    <table:table-cell table:style-name="Tableau7.A1" office:value-type="string">
                      <text:p text:style-name="MP14"/>
                    </table:table-cell>
                  </table:table-row>
                  <table:table-row>
                    <table:table-cell table:style-name="Tableau7.A1" office:value-type="string">
                      <text:p text:style-name="MP15">Série 1 : Priorités opératoires</text:p>
                    </table:table-cell>
                    <table:table-cell table:style-name="Tableau7.A1" office:value-type="string">
                      <text:p text:style-name="MP15"/>
                    </table:table-cell>
                  </table:table-row>
                </table:table>
              </table:table-cell>
            </table:table-row>
          </table:table-header-rows>
        </table:table>
        <text:p text:style-name="MP16"><text:span text:style-name="corps"><text:span text:style-name="MT5"/></text:span></text:p>
      </style:header-left>
      <style:footer>
        <text:p text:style-name="MP17"><text:span text:style-name="MT6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8">Série 4 : Constructions (2)</text:p>
      </style:header>
      <style:footer>
        <text:p text:style-name="MP19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8">Série 6 : Démonstrations (2)</text:p>
        <text:list xml:id="list3245887150" text:style-name="_5f_Numérotation_20_des_20_exercices_20_livrets">
          <text:list-item>
            <text:h text:style-name="MP20" text:outline-level="1">Sans justi</text:h>
          </text:list-item>
        </text:list>
      </style:header>
      <style:footer>
        <text:p text:style-name="MP19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pan text:style-name="MT3">Proportionnalité et pourcentages</text:span><text:span text:style-name="MT4"> </text:span>: <text:span text:style-name="MT3">proportionnalité</text:span> </text:p>
        <text:p text:style-name="MP21"/>
      </style:header>
      <style:footer>
        <text:p text:style-name="MP9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2">Proportionnalité et pourcentages : proportionalité</text:p></draw:text-box></draw:frame><draw:g text:anchor-type="paragraph" draw:z-index="0" draw:name="Shape4_3" draw:style-name="Mgr1"><draw:path draw:style-name="Mgr6" draw:text-style-name="MP2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9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4">: </text:p></draw:text-box></draw:frame><draw:g text:anchor-type="paragraph" draw:z-index="1" draw:name="Shape4_4" draw:style-name="Mgr1"><draw:path draw:style-name="Mgr6" draw:text-style-name="MP23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5"><text:span text:style-name="MT7">Géométrie plane</text:span><text:span text:style-name="MT8"> : </text:span><text:span text:style-name="MT9">Parallèles, perpendiculaires,<text:line-break/> </text:span><text:span text:style-name="MT10">distances</text:span></text:p>
      </style:header>
      <style:footer>
        <text:p text:style-name="MP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2" draw:name="Shape4" draw:style-name="Mgr1"><draw:path draw:style-name="Mgr6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1">espace</text:span> • <text:span text:style-name="MT12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3T21:11:01.252402043</dc:date>
    <meta:editing-duration>P2DT11H14M58S</meta:editing-duration>
    <meta:editing-cycles>216</meta:editing-cycles>
    <meta:generator>LibreOffice/7.0.0.3$Linux_X86_64 LibreOffice_project/8061b3e9204bef6b321a21033174034a5e2ea88e</meta:generator>
    <meta:document-statistic meta:table-count="9" meta:image-count="0" meta:object-count="2" meta:page-count="2" meta:paragraph-count="140" meta:word-count="858" meta:character-count="5138" meta:non-whitespace-character-count="436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0" number:min-integer-digits="0" number:decimal-replacement="" number:grouping="true"/>
    </number:number-style>
    <style:style style:name="ch1" style:family="chart">
      <style:graphic-properties draw:stroke="none" draw:stroke-linejoin="none"/>
    </style:style>
    <style:style style:name="ch2" style:family="chart">
      <style:chart-properties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abel-arrangement="side-by-side" chart:link-data-style-to-source="false" chart:axis-position="0" chart:tick-mark-position="at-labels"/>
      <style:graphic-properties svg:stroke-width="0.02cm" svg:stroke-color="#808080"/>
      <style:text-properties fo:font-family="'Bitstream Vera Sans'" style:font-style-name="Roman" fo:font-size="9.10000038146973pt" style:font-family-asian="'MS Gothic'" style:font-size-asian="8.10000038146973pt" style:font-family-complex="Tahoma" style:font-size-complex="8.10000038146973pt"/>
    </style:style>
    <style:style style:name="ch4" style:family="chart">
      <style:chart-properties style:rotation-angle="0"/>
      <style:graphic-properties draw:fill-color="#ffffff"/>
      <style:text-properties fo:font-family="'Bitstream Vera Sans'" style:font-style-name="Roman" fo:font-size="9pt" fo:font-style="italic" style:font-family-asian="'MS Gothic'" style:font-size-asian="8.69999980926514pt" style:font-family-complex="Tahoma" style:font-size-complex="8.69999980926514pt"/>
    </style:style>
    <style:style style:name="ch5" style:family="chart" style:data-style-name="N107">
      <style:chart-properties chart:display-label="true" chart:tick-marks-major-inner="false" chart:tick-marks-major-outer="false" chart:logarithmic="false" chart:minimum="100" chart:interval-major="5" chart:interval-minor-divisor="5" chart:reverse-direction="false" text:line-break="false" loext:try-staggering-first="true" chart:label-arrangement="side-by-side" chart:link-data-style-to-source="false" chart:axis-position="start"/>
      <style:graphic-properties svg:stroke-width="0.02cm" svg:stroke-color="#808080"/>
      <style:text-properties fo:font-family="'Bitstream Vera Sans'" style:font-style-name="Roman" fo:font-size="9.10000038146973pt" style:font-family-asian="'MS Gothic'" style:font-size-asian="8.10000038146973pt" style:font-family-complex="Tahoma" style:font-size-complex="8.10000038146973pt"/>
    </style:style>
    <style:style style:name="ch6" style:family="chart">
      <style:chart-properties style:rotation-angle="90"/>
      <style:graphic-properties draw:fill-color="#ffffff"/>
      <style:text-properties fo:font-family="'Bitstream Vera Sans'" style:font-style-name="Roman" fo:font-size="9pt" fo:font-style="italic" style:font-family-asian="'MS Gothic'" style:font-size-asian="8.69999980926514pt" style:font-family-complex="Tahoma" style:font-size-complex="8.69999980926514pt"/>
    </style:style>
    <style:style style:name="ch7" style:family="chart">
      <style:graphic-properties svg:stroke-width="0.02cm" svg:stroke-color="#808080"/>
    </style:style>
    <style:style style:name="ch8" style:family="chart">
      <style:graphic-properties svg:stroke-width="0.02cm" svg:stroke-color="#b3b3b3"/>
    </style:style>
    <style:style style:name="ch9" style:family="chart" style:data-style-name="N107">
      <style:chart-properties chart:link-data-style-to-source="false"/>
      <style:graphic-properties svg:stroke-width="0.02cm" draw:fill-color="#0075ba"/>
      <style:text-properties fo:font-size="6pt" style:font-family-asian="'MS Gothic'" style:font-size-asian="6pt" style:font-family-complex="Tahoma" style:font-size-complex="6pt"/>
    </style:style>
    <style:style style:name="ch10" style:family="chart">
      <style:graphic-properties draw:stroke="solid" svg:stroke-width="0.02cm" svg:stroke-color="#808080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2cm" svg:height="6.208cm" xlink:href="." xlink:type="simple" chart:class="chart:bar" chart:style-name="ch1">
        <chart:plot-area chart:style-name="ch2" chart:data-source-has-labels="both" svg:x="1.718cm" svg:y="0.058cm" svg:width="6.822cm" svg:height="4.972cm">
          <chart:coordinate-region svg:x="2.482cm" svg:y="0.258cm" svg:width="6.058cm" svg:height="4.274cm"/>
          <chart:axis chart:dimension="x" chart:name="primary-x" chart:style-name="ch3" chartooo:axis-type="text">
            <chart:title svg:x="3.658cm" svg:y="5.091cm" chart:style-name="ch4">
              <text:p>Pâte de cacao (en kg)</text:p>
            </chart:title>
            <chart:categories table:cell-range-address="local-table.$A$2:.$A$6"/>
          </chart:axis>
          <chart:axis chart:dimension="y" chart:name="primary-y" chart:style-name="ch5">
            <chart:title svg:x="1.01cm" svg:y="3.343cm" chart:style-name="ch6">
              <text:p>Sucre (en kg)</text:p>
            </chart:title>
            <chart:grid chart:style-name="ch7" chart:class="major"/>
            <chart:grid chart:style-name="ch8" chart:class="min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84</text:p>
              </table:table-cell>
            </table:table-row>
          </table:table-header-rows>
          <table:table-rows>
            <table:table-row>
              <table:table-cell office:value-type="string">
                <text:p>3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0.3$Linux_X86_64 LibreOffice_project/8061b3e9204bef6b321a21033174034a5e2ea88e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math xmlns="http://www.w3.org/1998/Math/MathML" display="block">
  <semantics>
    <mstyle mathsize="10pt">
      <mrow>
        <mstyle mathvariant="normal">
          <mover accent="true">
            <mi>AOB</mi>
            <mo stretchy="true">^</mo>
          </mover>
        </mstyle>
        <mn>.</mn>
      </mrow>
    </mstyle>
    <annotation encoding="StarMath 5.0">size 10{nitalic widehat {AOB}.}</annotation>
  </semantics>
</math>
</file>